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</office:automatic-styles>
  <office:body>
    <office:spreadsheet>
      <table:calculation-settings table:automatic-find-labels="false"/>
      <table:table table:name="Summary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formula="of:=[Audio.M2]" office:value-type="float" office:value="0.309129138" calcext:value-type="float">
            <text:p>0.309129138</text:p>
          </table:table-cell>
          <table:table-cell table:formula="of:=[Audio.N2]" office:value-type="float" office:value="0.12612201375539" calcext:value-type="float">
            <text:p>0.126122013755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Audio.M3]" office:value-type="float" office:value="0.722964965" calcext:value-type="float">
            <text:p>0.722964965</text:p>
          </table:table-cell>
          <table:table-cell table:formula="of:=[Audio.N3]" office:value-type="float" office:value="0.016287774440165" calcext:value-type="float">
            <text:p>0.0162877744401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Audio.M4]" office:value-type="float" office:value="0.441205885" calcext:value-type="float">
            <text:p>0.441205885</text:p>
          </table:table-cell>
          <table:table-cell table:formula="of:=[Audio.N4]" office:value-type="float" office:value="0.00825915422325939" calcext:value-type="float">
            <text:p>0.00825915422325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formula="of:=[MEG.M2]" office:value-type="float" office:value="0.444549139" calcext:value-type="float">
            <text:p>0.444549139</text:p>
          </table:table-cell>
          <table:table-cell table:formula="of:=[MEG.N2]" office:value-type="float" office:value="0.108643132359902" calcext:value-type="float">
            <text:p>0.1086431323599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MEG.M3]" office:value-type="float" office:value="0.871004111" calcext:value-type="float">
            <text:p>0.871004111</text:p>
          </table:table-cell>
          <table:table-cell table:formula="of:=[MEG.N3]" office:value-type="float" office:value="0.00889188655825378" calcext:value-type="float">
            <text:p>0.0088918865582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MEG.M4]" office:value-type="float" office:value="0.084886803" calcext:value-type="float">
            <text:p>0.084886803</text:p>
          </table:table-cell>
          <table:table-cell table:formula="of:=[MEG.N4]" office:value-type="float" office:value="0.0152127093949844" calcext:value-type="float">
            <text:p>0.015212709394984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formula="of:=[Fusion.M2]" office:value-type="float" office:value="0.139642869" calcext:value-type="float">
            <text:p>0.139642869</text:p>
          </table:table-cell>
          <table:table-cell table:formula="of:=[Fusion.N2]" office:value-type="float" office:value="0.0114369890548007" calcext:value-type="float">
            <text:p>0.0114369890548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Fusion.M3]" office:value-type="float" office:value="0.8946527" calcext:value-type="float">
            <text:p>0.8946527</text:p>
          </table:table-cell>
          <table:table-cell table:formula="of:=[Fusion.N3]" office:value-type="float" office:value="0.00440272543625222" calcext:value-type="float">
            <text:p>0.0044027254362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Fusion.M4]" office:value-type="float" office:value="0.639771836" calcext:value-type="float">
            <text:p>0.639771836</text:p>
          </table:table-cell>
          <table:table-cell table:formula="of:=[Fusion.N4]" office:value-type="float" office:value="0.0505341809536054" calcext:value-type="float">
            <text:p>0.050534180953606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</table:table>
      <table:table table:name="Audio" table:style-name="ta1">
        <table:table-column table:style-name="co4" table:default-cell-style-name="Default"/>
        <table:table-column table:style-name="co3" table:number-columns-repeated="7" table:default-cell-style-name="ce2"/>
        <table:table-column table:style-name="co3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Default" office:value-type="float" office:value="0.21227272" calcext:value-type="float">
            <text:p>0.21227272</text:p>
          </table:table-cell>
          <table:table-cell table:style-name="Default" office:value-type="float" office:value="0.21418826" calcext:value-type="float">
            <text:p>0.21418826</text:p>
          </table:table-cell>
          <table:table-cell table:style-name="Default" office:value-type="float" office:value="0.21090908" calcext:value-type="float">
            <text:p>0.21090908</text:p>
          </table:table-cell>
          <table:table-cell table:style-name="Default" office:value-type="float" office:value="0.21363636" calcext:value-type="float">
            <text:p>0.21363636</text:p>
          </table:table-cell>
          <table:table-cell table:style-name="Default" office:value-type="float" office:value="0.21727272" calcext:value-type="float">
            <text:p>0.21727272</text:p>
          </table:table-cell>
          <table:table-cell table:style-name="Default" office:value-type="float" office:value="0.21236925" calcext:value-type="float">
            <text:p>0.21236925</text:p>
          </table:table-cell>
          <table:table-cell table:style-name="Default" office:value-type="float" office:value="0.41499999" calcext:value-type="float">
            <text:p>0.41499999</text:p>
          </table:table-cell>
          <table:table-cell office:value-type="float" office:value="0.41473395" calcext:value-type="float">
            <text:p>0.41473395</text:p>
          </table:table-cell>
          <table:table-cell office:value-type="float" office:value="0.48409089" calcext:value-type="float">
            <text:p>0.48409089</text:p>
          </table:table-cell>
          <table:table-cell office:value-type="float" office:value="0.49681816" calcext:value-type="float">
            <text:p>0.49681816</text:p>
          </table:table-cell>
          <table:table-cell/>
          <table:table-cell table:formula="of:=AVERAGE([.B2:.K2])" office:value-type="float" office:value="0.309129138" calcext:value-type="float">
            <text:p>0.309129138</text:p>
          </table:table-cell>
          <table:table-cell table:formula="of:=STDEV([.B2:.K2])" office:value-type="float" office:value="0.12612201375539" calcext:value-type="float">
            <text:p>0.12612201375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Default" office:value-type="float" office:value="0.68121872" calcext:value-type="float">
            <text:p>0.68121872</text:p>
          </table:table-cell>
          <table:table-cell table:style-name="Default" office:value-type="float" office:value="0.74079124" calcext:value-type="float">
            <text:p>0.74079124</text:p>
          </table:table-cell>
          <table:table-cell table:style-name="Default" office:value-type="float" office:value="0.71123235" calcext:value-type="float">
            <text:p>0.71123235</text:p>
          </table:table-cell>
          <table:table-cell table:style-name="Default" office:value-type="float" office:value="0.72623919" calcext:value-type="float">
            <text:p>0.72623919</text:p>
          </table:table-cell>
          <table:table-cell table:style-name="Default" office:value-type="float" office:value="0.72714868" calcext:value-type="float">
            <text:p>0.72714868</text:p>
          </table:table-cell>
          <table:table-cell table:style-name="Default" office:value-type="float" office:value="0.7298772" calcext:value-type="float">
            <text:p>0.7298772</text:p>
          </table:table-cell>
          <table:table-cell table:style-name="Default" office:value-type="float" office:value="0.72851295" calcext:value-type="float">
            <text:p>0.72851295</text:p>
          </table:table-cell>
          <table:table-cell office:value-type="float" office:value="0.7280582" calcext:value-type="float">
            <text:p>0.7280582</text:p>
          </table:table-cell>
          <table:table-cell office:value-type="float" office:value="0.72851294" calcext:value-type="float">
            <text:p>0.72851294</text:p>
          </table:table-cell>
          <table:table-cell office:value-type="float" office:value="0.72805818" calcext:value-type="float">
            <text:p>0.72805818</text:p>
          </table:table-cell>
          <table:table-cell/>
          <table:table-cell table:formula="of:=AVERAGE([.B3:.K3])" office:value-type="float" office:value="0.722964965" calcext:value-type="float">
            <text:p>0.722964965</text:p>
          </table:table-cell>
          <table:table-cell table:formula="of:=STDEV([.B3:.K3])" office:value-type="float" office:value="0.016287774440165" calcext:value-type="float">
            <text:p>0.016287774440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style-name="Default" office:value-type="float" office:value="0.45020462" calcext:value-type="float">
            <text:p>0.45020462</text:p>
          </table:table-cell>
          <table:table-cell table:style-name="Default" office:value-type="float" office:value="0.43656206" calcext:value-type="float">
            <text:p>0.43656206</text:p>
          </table:table-cell>
          <table:table-cell table:style-name="Default" office:value-type="float" office:value="0.44520235" calcext:value-type="float">
            <text:p>0.44520235</text:p>
          </table:table-cell>
          <table:table-cell table:style-name="Default" office:value-type="float" office:value="0.44838562" calcext:value-type="float">
            <text:p>0.44838562</text:p>
          </table:table-cell>
          <table:table-cell table:style-name="Default" office:value-type="float" office:value="0.43292404" calcext:value-type="float">
            <text:p>0.43292404</text:p>
          </table:table-cell>
          <table:table-cell table:style-name="Default" office:value-type="float" office:value="0.43929057" calcext:value-type="float">
            <text:p>0.43929057</text:p>
          </table:table-cell>
          <table:table-cell table:style-name="Default" office:value-type="float" office:value="0.43383355" calcext:value-type="float">
            <text:p>0.43383355</text:p>
          </table:table-cell>
          <table:table-cell office:value-type="float" office:value="0.45363635" calcext:value-type="float">
            <text:p>0.45363635</text:p>
          </table:table-cell>
          <table:table-cell office:value-type="float" office:value="0.44338335" calcext:value-type="float">
            <text:p>0.44338335</text:p>
          </table:table-cell>
          <table:table-cell office:value-type="float" office:value="0.42863634" calcext:value-type="float">
            <text:p>0.42863634</text:p>
          </table:table-cell>
          <table:table-cell/>
          <table:table-cell table:formula="of:=AVERAGE([.B4:.K4])" office:value-type="float" office:value="0.441205885" calcext:value-type="float">
            <text:p>0.441205885</text:p>
          </table:table-cell>
          <table:table-cell table:formula="of:=STDEV([.B4:.K4])" office:value-type="float" office:value="0.00825915422325939" calcext:value-type="float">
            <text:p>0.008259154223259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5.268" calcext:value-type="float">
            <text:p>15.268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3.7546" calcext:value-type="float">
            <text:p>3.754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" calcext:value-type="float">
            <text:p>0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4092" calcext:value-type="float">
            <text:p>0.409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4" table:formula="of:=[.B9]/SUM([.B9:.H9])" office:value-type="float" office:value="0.716503082023835" calcext:value-type="float">
            <text:p>0.716503082023835</text:p>
          </table:table-cell>
          <table:table-cell table:style-name="ce4" table:formula="of:=[.C9]/SUM([.B9:.H9])" office:value-type="float" office:value="0.0330587238755365" calcext:value-type="float">
            <text:p>0.033058723875537</text:p>
          </table:table-cell>
          <table:table-cell table:style-name="ce4" table:formula="of:=[.D9]/SUM([.B9:.H9])" office:value-type="float" office:value="0.176197437239107" calcext:value-type="float">
            <text:p>0.176197437239107</text:p>
          </table:table-cell>
          <table:table-cell table:style-name="ce4" table:formula="of:=[.E9]/SUM([.B9:.H9])" office:value-type="float" office:value="0.0415973494829662" calcext:value-type="float">
            <text:p>0.041597349482966</text:p>
          </table:table-cell>
          <table:table-cell table:style-name="ce4" table:formula="of:=[.F9]/SUM([.B9:.H9])" office:value-type="float" office:value="0" calcext:value-type="float">
            <text:p>0</text:p>
          </table:table-cell>
          <table:table-cell table:style-name="ce4" table:formula="of:=[.G9]/SUM([.B9:.H9])" office:value-type="float" office:value="0.0134402988401642" calcext:value-type="float">
            <text:p>0.013440298840164</text:p>
          </table:table-cell>
          <table:table-cell table:style-name="ce4" table:formula="of:=[.H9]/SUM([.B9:.H9])" office:value-type="float" office:value="0.019203108538391" calcext:value-type="float">
            <text:p>0.01920310853839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0.3228" calcext:value-type="float">
            <text:p>10.3228</text:p>
          </table:table-cell>
          <table:table-cell office:value-type="float" office:value="0.4" calcext:value-type="float">
            <text:p>0.4</text:p>
          </table:table-cell>
          <table:table-cell office:value-type="float" office:value="2.31838" calcext:value-type="float">
            <text:p>2.31838</text:p>
          </table:table-cell>
          <table:table-cell office:value-type="float" office:value="0.52727" calcext:value-type="float">
            <text:p>0.5272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9086" calcext:value-type="float">
            <text:p>0.7908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4" table:formula="of:=[.B10]/SUM([.B10:.H10])" office:value-type="float" office:value="0.713920650432144" calcext:value-type="float">
            <text:p>0.713920650432144</text:p>
          </table:table-cell>
          <table:table-cell table:style-name="ce4" table:formula="of:=[.C10]/SUM([.B10:.H10])" office:value-type="float" office:value="0.0276638373477019" calcext:value-type="float">
            <text:p>0.027663837347702</text:p>
          </table:table-cell>
          <table:table-cell table:style-name="ce4" table:formula="of:=[.D10]/SUM([.B10:.H10])" office:value-type="float" office:value="0.160338218075413" calcext:value-type="float">
            <text:p>0.160338218075413</text:p>
          </table:table-cell>
          <table:table-cell table:style-name="ce4" table:formula="of:=[.E10]/SUM([.B10:.H10])" office:value-type="float" office:value="0.036465778795807" calcext:value-type="float">
            <text:p>0.036465778795807</text:p>
          </table:table-cell>
          <table:table-cell table:style-name="ce4" table:formula="of:=[.F10]/SUM([.B10:.H10])" office:value-type="float" office:value="0" calcext:value-type="float">
            <text:p>0</text:p>
          </table:table-cell>
          <table:table-cell table:style-name="ce4" table:formula="of:=[.G10]/SUM([.B10:.H10])" office:value-type="float" office:value="0.00691595933692548" calcext:value-type="float">
            <text:p>0.006915959336925</text:p>
          </table:table-cell>
          <table:table-cell table:style-name="ce4" table:formula="of:=[.H10]/SUM([.B10:.H10])" office:value-type="float" office:value="0.0546955560120089" calcext:value-type="float">
            <text:p>0.05469555601200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6.9276" calcext:value-type="float">
            <text:p>6.9276</text:p>
          </table:table-cell>
          <table:table-cell office:value-type="float" office:value="0.086258" calcext:value-type="float">
            <text:p>0.086258</text:p>
          </table:table-cell>
          <table:table-cell office:value-type="float" office:value="2.83199" calcext:value-type="float">
            <text:p>2.83199</text:p>
          </table:table-cell>
          <table:table-cell office:value-type="float" office:value="0.27773" calcext:value-type="float">
            <text:p>0.27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549" calcext:value-type="float">
            <text:p>0.0454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4" table:formula="of:=[.B11]/SUM([.B11:.H11])" office:value-type="float" office:value="0.681242371473964" calcext:value-type="float">
            <text:p>0.681242371473964</text:p>
          </table:table-cell>
          <table:table-cell table:style-name="ce4" table:formula="of:=[.C11]/SUM([.B11:.H11])" office:value-type="float" office:value="0.00848238992993262" calcext:value-type="float">
            <text:p>0.008482389929933</text:p>
          </table:table-cell>
          <table:table-cell table:style-name="ce4" table:formula="of:=[.D11]/SUM([.B11:.H11])" office:value-type="float" office:value="0.278490614872474" calcext:value-type="float">
            <text:p>0.278490614872474</text:p>
          </table:table-cell>
          <table:table-cell table:style-name="ce4" table:formula="of:=[.E11]/SUM([.B11:.H11])" office:value-type="float" office:value="0.027311254089362" calcext:value-type="float">
            <text:p>0.027311254089362</text:p>
          </table:table-cell>
          <table:table-cell table:style-name="ce4" table:formula="of:=[.F11]/SUM([.B11:.H11])" office:value-type="float" office:value="0" calcext:value-type="float">
            <text:p>0</text:p>
          </table:table-cell>
          <table:table-cell table:style-name="ce4" table:formula="of:=[.G11]/SUM([.B11:.H11])" office:value-type="float" office:value="0" calcext:value-type="float">
            <text:p>0</text:p>
          </table:table-cell>
          <table:table-cell table:style-name="ce4" table:formula="of:=[.H11]/SUM([.B11:.H11])" office:value-type="float" office:value="0.00447336963426737" calcext:value-type="float">
            <text:p>0.004473369634267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6.5362" calcext:value-type="float">
            <text:p>6.536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2.83187" calcext:value-type="float">
            <text:p>2.8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56" calcext:value-type="float">
            <text:p>0.595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4" table:formula="of:=[.B12]/SUM([.B12:.H12])" office:value-type="float" office:value="0.612940948097606" calcext:value-type="float">
            <text:p>0.612940948097606</text:p>
          </table:table-cell>
          <table:table-cell table:style-name="ce4" table:formula="of:=[.C12]/SUM([.B12:.H12])" office:value-type="float" office:value="0.0375105381168022" calcext:value-type="float">
            <text:p>0.037510538116802</text:p>
          </table:table-cell>
          <table:table-cell table:style-name="ce4" table:formula="of:=[.D12]/SUM([.B12:.H12])" office:value-type="float" office:value="0.0281329035876016" calcext:value-type="float">
            <text:p>0.028132903587602</text:p>
          </table:table-cell>
          <table:table-cell table:style-name="ce4" table:formula="of:=[.E12]/SUM([.B12:.H12])" office:value-type="float" office:value="0.265562418942072" calcext:value-type="float">
            <text:p>0.265562418942072</text:p>
          </table:table-cell>
          <table:table-cell table:style-name="ce4" table:formula="of:=[.F12]/SUM([.B12:.H12])" office:value-type="float" office:value="0" calcext:value-type="float">
            <text:p>0</text:p>
          </table:table-cell>
          <table:table-cell table:style-name="ce4" table:formula="of:=[.G12]/SUM([.B12:.H12])" office:value-type="float" office:value="0" calcext:value-type="float">
            <text:p>0</text:p>
          </table:table-cell>
          <table:table-cell table:style-name="ce4" table:formula="of:=[.H12]/SUM([.B12:.H12])" office:value-type="float" office:value="0.0558531912559185" calcext:value-type="float">
            <text:p>0.055853191255919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4" table:formula="of:=[.B13]/SUM([.B13:.H13])" office:value-type="string" office:string-value="" calcext:value-type="error">
            <text:p>#DIV/0!</text:p>
          </table:table-cell>
          <table:table-cell table:style-name="ce4" table:formula="of:=[.C13]/SUM([.B13:.H13])" office:value-type="string" office:string-value="" calcext:value-type="error">
            <text:p>#DIV/0!</text:p>
          </table:table-cell>
          <table:table-cell table:style-name="ce4" table:formula="of:=[.D13]/SUM([.B13:.H13])" office:value-type="string" office:string-value="" calcext:value-type="error">
            <text:p>#DIV/0!</text:p>
          </table:table-cell>
          <table:table-cell table:style-name="ce4" table:formula="of:=[.E13]/SUM([.B13:.H13])" office:value-type="string" office:string-value="" calcext:value-type="error">
            <text:p>#DIV/0!</text:p>
          </table:table-cell>
          <table:table-cell table:style-name="ce4" table:formula="of:=[.F13]/SUM([.B13:.H13])" office:value-type="string" office:string-value="" calcext:value-type="error">
            <text:p>#DIV/0!</text:p>
          </table:table-cell>
          <table:table-cell table:style-name="ce4" table:formula="of:=[.G13]/SUM([.B13:.H13])" office:value-type="string" office:string-value="" calcext:value-type="error">
            <text:p>#DIV/0!</text:p>
          </table:table-cell>
          <table:table-cell table:style-name="ce4"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9.4093" calcext:value-type="float">
            <text:p>9.4093</text:p>
          </table:table-cell>
          <table:table-cell office:value-type="float" office:value="0.31809" calcext:value-type="float">
            <text:p>0.31809</text:p>
          </table:table-cell>
          <table:table-cell office:value-type="float" office:value="0" calcext:value-type="float">
            <text:p>0</text:p>
          </table:table-cell>
          <table:table-cell office:value-type="float" office:value="0.42273" calcext:value-type="float">
            <text:p>0.42273</text:p>
          </table:table-cell>
          <table:table-cell office:value-type="float" office:value="0" calcext:value-type="float">
            <text:p>0</text:p>
          </table:table-cell>
          <table:table-cell office:value-type="float" office:value="3.059" calcext:value-type="float">
            <text:p>3.059</text:p>
          </table:table-cell>
          <table:table-cell office:value-type="float" office:value="1.0546" calcext:value-type="float">
            <text:p>1.0546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4" table:formula="of:=[.B14]/SUM([.B14:.H14])" office:value-type="float" office:value="0.659666622732359" calcext:value-type="float">
            <text:p>0.659666622732359</text:p>
          </table:table-cell>
          <table:table-cell table:style-name="ce4" table:formula="of:=[.C14]/SUM([.B14:.H14])" office:value-type="float" office:value="0.0223006340561929" calcext:value-type="float">
            <text:p>0.022300634056193</text:p>
          </table:table-cell>
          <table:table-cell table:style-name="ce4" table:formula="of:=[.D14]/SUM([.B14:.H14])" office:value-type="float" office:value="0" calcext:value-type="float">
            <text:p>0</text:p>
          </table:table-cell>
          <table:table-cell table:style-name="ce4" table:formula="of:=[.E14]/SUM([.B14:.H14])" office:value-type="float" office:value="0.0296367287075181" calcext:value-type="float">
            <text:p>0.029636728707518</text:p>
          </table:table-cell>
          <table:table-cell table:style-name="ce4" table:formula="of:=[.F14]/SUM([.B14:.H14])" office:value-type="float" office:value="0" calcext:value-type="float">
            <text:p>0</text:p>
          </table:table-cell>
          <table:table-cell table:style-name="ce4" table:formula="of:=[.G14]/SUM([.B14:.H14])" office:value-type="float" office:value="0.214460182897589" calcext:value-type="float">
            <text:p>0.214460182897589</text:p>
          </table:table-cell>
          <table:table-cell table:style-name="ce4" table:formula="of:=[.H14]/SUM([.B14:.H14])" office:value-type="float" office:value="0.0739358316063411" calcext:value-type="float">
            <text:p>0.07393583160634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9.15" calcext:value-type="float">
            <text:p>19.15</text:p>
          </table:table-cell>
          <table:table-cell office:value-type="float" office:value="1.0273" calcext:value-type="float">
            <text:p>1.0273</text:p>
          </table:table-cell>
          <table:table-cell office:value-type="float" office:value="0.11818" calcext:value-type="float">
            <text:p>0.11818</text:p>
          </table:table-cell>
          <table:table-cell office:value-type="float" office:value="0.20458" calcext:value-type="float">
            <text:p>0.20458</text:p>
          </table:table-cell>
          <table:table-cell office:value-type="float" office:value="0" calcext:value-type="float">
            <text:p>0</text:p>
          </table:table-cell>
          <table:table-cell office:value-type="float" office:value="1.6227" calcext:value-type="float">
            <text:p>1.6227</text:p>
          </table:table-cell>
          <table:table-cell office:value-type="float" office:value="6.51806" calcext:value-type="float">
            <text:p>6.51806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4" table:formula="of:=[.B15]/SUM([.B15:.H15])" office:value-type="float" office:value="0.668626107772054" calcext:value-type="float">
            <text:p>0.668626107772054</text:p>
          </table:table-cell>
          <table:table-cell table:style-name="ce4" table:formula="of:=[.C15]/SUM([.B15:.H15])" office:value-type="float" office:value="0.0358683864498293" calcext:value-type="float">
            <text:p>0.035868386449829</text:p>
          </table:table-cell>
          <table:table-cell table:style-name="ce4" table:formula="of:=[.D15]/SUM([.B15:.H15])" office:value-type="float" office:value="0.0041262785073891" calcext:value-type="float">
            <text:p>0.004126278507389</text:p>
          </table:table-cell>
          <table:table-cell table:style-name="ce4" table:formula="of:=[.E15]/SUM([.B15:.H15])" office:value-type="float" office:value="0.00714295191268965" calcext:value-type="float">
            <text:p>0.00714295191269</text:p>
          </table:table-cell>
          <table:table-cell table:style-name="ce4" table:formula="of:=[.F15]/SUM([.B15:.H15])" office:value-type="float" office:value="0" calcext:value-type="float">
            <text:p>0</text:p>
          </table:table-cell>
          <table:table-cell table:style-name="ce4" table:formula="of:=[.G15]/SUM([.B15:.H15])" office:value-type="float" office:value="0.0566568973933009" calcext:value-type="float">
            <text:p>0.056656897393301</text:p>
          </table:table-cell>
          <table:table-cell table:style-name="ce4" table:formula="of:=[.H15]/SUM([.B15:.H15])" office:value-type="float" office:value="0.227579377964737" calcext:value-type="float">
            <text:p>0.227579377964737</text:p>
          </table:table-cell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15.4689" calcext:value-type="float">
            <text:p>15.4689</text:p>
          </table:table-cell>
          <table:table-cell office:value-type="float" office:value="0.98204" calcext:value-type="float">
            <text:p>0.98204</text:p>
          </table:table-cell>
          <table:table-cell office:value-type="float" office:value="1.44084" calcext:value-type="float">
            <text:p>1.44084</text:p>
          </table:table-cell>
          <table:table-cell office:value-type="float" office:value="0.8909" calcext:value-type="float">
            <text:p>0.8909</text:p>
          </table:table-cell>
          <table:table-cell office:value-type="float" office:value="1.822874" calcext:value-type="float">
            <text:p>1.822874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25457" calcext:value-type="float">
            <text:p>0.2545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7" table:formula="of:=[.B19]/SUM([.B19:.H19])" office:value-type="float" office:value="0.72651489832483" calcext:value-type="float">
            <text:p>0.72651489832483</text:p>
          </table:table-cell>
          <table:table-cell table:style-name="ce7" table:formula="of:=[.C19]/SUM([.B19:.H19])" office:value-type="float" office:value="0.0461226519501009" calcext:value-type="float">
            <text:p>0.046122651950101</text:p>
          </table:table-cell>
          <table:table-cell table:style-name="ce7" table:formula="of:=[.D19]/SUM([.B19:.H19])" office:value-type="float" office:value="0.0676707281126872" calcext:value-type="float">
            <text:p>0.067670728112687</text:p>
          </table:table-cell>
          <table:table-cell table:style-name="ce7" table:formula="of:=[.E19]/SUM([.B19:.H19])" office:value-type="float" office:value="0.041842155739425" calcext:value-type="float">
            <text:p>0.041842155739425</text:p>
          </table:table-cell>
          <table:table-cell table:style-name="ce7" table:formula="of:=[.F19]/SUM([.B19:.H19])" office:value-type="float" office:value="0.085613399709674" calcext:value-type="float">
            <text:p>0.085613399709674</text:p>
          </table:table-cell>
          <table:table-cell table:style-name="ce7" table:formula="of:=[.G19]/SUM([.B19:.H19])" office:value-type="float" office:value="0.0202799897275605" calcext:value-type="float">
            <text:p>0.020279989727561</text:p>
          </table:table-cell>
          <table:table-cell table:style-name="ce7" table:formula="of:=[.H19]/SUM([.B19:.H19])" office:value-type="float" office:value="0.0119561764357228" calcext:value-type="float">
            <text:p>0.01195617643572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.6999" calcext:value-type="float">
            <text:p>0.6999</text:p>
          </table:table-cell>
          <table:table-cell office:value-type="float" office:value="9.1906" calcext:value-type="float">
            <text:p>9.1906</text:p>
          </table:table-cell>
          <table:table-cell office:value-type="float" office:value="2.2543" calcext:value-type="float">
            <text:p>2.2543</text:p>
          </table:table-cell>
          <table:table-cell office:value-type="float" office:value="0.60468" calcext:value-type="float">
            <text:p>0.60468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39086" calcext:value-type="float">
            <text:p>0.39086</text:p>
          </table:table-cell>
          <table:table-cell office:value-type="float" office:value="0.93633" calcext:value-type="float">
            <text:p>0.9363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7" table:formula="of:=[.B20]/SUM([.B20:.H20])" office:value-type="float" office:value="0.0487138743712402" calcext:value-type="float">
            <text:p>0.04871387437124</text:p>
          </table:table-cell>
          <table:table-cell table:style-name="ce7" table:formula="of:=[.C20]/SUM([.B20:.H20])" office:value-type="float" office:value="0.639676716382798" calcext:value-type="float">
            <text:p>0.639676716382798</text:p>
          </table:table-cell>
          <table:table-cell table:style-name="ce7" table:formula="of:=[.D20]/SUM([.B20:.H20])" office:value-type="float" office:value="0.156901967416898" calcext:value-type="float">
            <text:p>0.156901967416898</text:p>
          </table:table-cell>
          <table:table-cell table:style-name="ce7" table:formula="of:=[.E20]/SUM([.B20:.H20])" office:value-type="float" office:value="0.042086448856696" calcext:value-type="float">
            <text:p>0.042086448856696</text:p>
          </table:table-cell>
          <table:table-cell table:style-name="ce7" table:formula="of:=[.F20]/SUM([.B20:.H20])" office:value-type="float" office:value="0.0202469867903897" calcext:value-type="float">
            <text:p>0.02024698679039</text:p>
          </table:table-cell>
          <table:table-cell table:style-name="ce7" table:formula="of:=[.G20]/SUM([.B20:.H20])" office:value-type="float" office:value="0.0272043219556265" calcext:value-type="float">
            <text:p>0.027204321955627</text:p>
          </table:table-cell>
          <table:table-cell table:style-name="ce7" table:formula="of:=[.H20]/SUM([.B20:.H20])" office:value-type="float" office:value="0.0651696842263514" calcext:value-type="float">
            <text:p>0.06516968422635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8" calcext:value-type="float">
            <text:p>0.8</text:p>
          </table:table-cell>
          <table:table-cell office:value-type="float" office:value="7.5688" calcext:value-type="float">
            <text:p>7.5688</text:p>
          </table:table-cell>
          <table:table-cell office:value-type="float" office:value="0.213688" calcext:value-type="float">
            <text:p>0.213688</text:p>
          </table:table-cell>
          <table:table-cell office:value-type="float" office:value="1.295543" calcext:value-type="float">
            <text:p>1.295543</text:p>
          </table:table-cell>
          <table:table-cell office:value-type="float" office:value="0.15" calcext:value-type="float">
            <text:p>0.15</text:p>
          </table:table-cell>
          <table:table-cell office:value-type="float" office:value="0.145475" calcext:value-type="float">
            <text:p>0.145475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7" table:formula="of:=[.B21]/SUM([.B21:.H21])" office:value-type="float" office:value="0.0411295653883557" calcext:value-type="float">
            <text:p>0.041129565388356</text:p>
          </table:table-cell>
          <table:table-cell table:style-name="ce7" table:formula="of:=[.C21]/SUM([.B21:.H21])" office:value-type="float" office:value="0.0754013756603982" calcext:value-type="float">
            <text:p>0.075401375660398</text:p>
          </table:table-cell>
          <table:table-cell table:style-name="ce7" table:formula="of:=[.D21]/SUM([.B21:.H21])" office:value-type="float" office:value="0.713372415123028" calcext:value-type="float">
            <text:p>0.713372415123028</text:p>
          </table:table-cell>
          <table:table-cell table:style-name="ce7" table:formula="of:=[.E21]/SUM([.B21:.H21])" office:value-type="float" office:value="0.020140461452649" calcext:value-type="float">
            <text:p>0.020140461452649</text:p>
          </table:table-cell>
          <table:table-cell table:style-name="ce7" table:formula="of:=[.F21]/SUM([.B21:.H21])" office:value-type="float" office:value="0.122107155533999" calcext:value-type="float">
            <text:p>0.122107155533999</text:p>
          </table:table-cell>
          <table:table-cell table:style-name="ce7" table:formula="of:=[.G21]/SUM([.B21:.H21])" office:value-type="float" office:value="0.0141377579363247" calcext:value-type="float">
            <text:p>0.014137757936325</text:p>
          </table:table-cell>
          <table:table-cell table:style-name="ce7" table:formula="of:=[.H21]/SUM([.B21:.H21])" office:value-type="float" office:value="0.0137112689052455" calcext:value-type="float">
            <text:p>0.01371126890524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45903" calcext:value-type="float">
            <text:p>0.45903</text:p>
          </table:table-cell>
          <table:table-cell office:value-type="float" office:value="7.31346" calcext:value-type="float">
            <text:p>7.31346</text:p>
          </table:table-cell>
          <table:table-cell office:value-type="float" office:value="0.94543" calcext:value-type="float">
            <text:p>0.94543</text:p>
          </table:table-cell>
          <table:table-cell office:value-type="float" office:value="0.08181" calcext:value-type="float">
            <text:p>0.08181</text:p>
          </table:table-cell>
          <table:table-cell office:value-type="float" office:value="0.45607" calcext:value-type="float">
            <text:p>0.45607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7" table:formula="of:=[.B22]/SUM([.B22:.H22])" office:value-type="float" office:value="0.0272799623564404" calcext:value-type="float">
            <text:p>0.02727996235644</text:p>
          </table:table-cell>
          <table:table-cell table:style-name="ce7" table:formula="of:=[.C22]/SUM([.B22:.H22])" office:value-type="float" office:value="0.0765748233521745" calcext:value-type="float">
            <text:p>0.076574823352175</text:p>
          </table:table-cell>
          <table:table-cell table:style-name="ce7" table:formula="of:=[.D22]/SUM([.B22:.H22])" office:value-type="float" office:value="0.0444432180596139" calcext:value-type="float">
            <text:p>0.044443218059614</text:p>
          </table:table-cell>
          <table:table-cell table:style-name="ce7" table:formula="of:=[.E22]/SUM([.B22:.H22])" office:value-type="float" office:value="0.708088137050441" calcext:value-type="float">
            <text:p>0.708088137050441</text:p>
          </table:table-cell>
          <table:table-cell table:style-name="ce7" table:formula="of:=[.F22]/SUM([.B22:.H22])" office:value-type="float" office:value="0.0915363955517086" calcext:value-type="float">
            <text:p>0.091536395551709</text:p>
          </table:table-cell>
          <table:table-cell table:style-name="ce7" table:formula="of:=[.G22]/SUM([.B22:.H22])" office:value-type="float" office:value="0.00792083234092982" calcext:value-type="float">
            <text:p>0.00792083234093</text:p>
          </table:table-cell>
          <table:table-cell table:style-name="ce7" table:formula="of:=[.H22]/SUM([.B22:.H22])" office:value-type="float" office:value="0.0441566312886916" calcext:value-type="float">
            <text:p>0.044156631288692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7" table:formula="of:=[.B23]/SUM([.B23:.H23])" office:value-type="string" office:string-value="" calcext:value-type="error">
            <text:p>#DIV/0!</text:p>
          </table:table-cell>
          <table:table-cell table:style-name="ce7" table:formula="of:=[.C23]/SUM([.B23:.H23])" office:value-type="string" office:string-value="" calcext:value-type="error">
            <text:p>#DIV/0!</text:p>
          </table:table-cell>
          <table:table-cell table:style-name="ce7" table:formula="of:=[.D23]/SUM([.B23:.H23])" office:value-type="string" office:string-value="" calcext:value-type="error">
            <text:p>#DIV/0!</text:p>
          </table:table-cell>
          <table:table-cell table:style-name="ce7" table:formula="of:=[.E23]/SUM([.B23:.H23])" office:value-type="string" office:string-value="" calcext:value-type="error">
            <text:p>#DIV/0!</text:p>
          </table:table-cell>
          <table:table-cell table:style-name="ce7" table:formula="of:=[.F23]/SUM([.B23:.H23])" office:value-type="string" office:string-value="" calcext:value-type="error">
            <text:p>#DIV/0!</text:p>
          </table:table-cell>
          <table:table-cell table:style-name="ce7" table:formula="of:=[.G23]/SUM([.B23:.H23])" office:value-type="string" office:string-value="" calcext:value-type="error">
            <text:p>#DIV/0!</text:p>
          </table:table-cell>
          <table:table-cell table:style-name="ce7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0.1091" calcext:value-type="float">
            <text:p>0.1091</text:p>
          </table:table-cell>
          <table:table-cell office:value-type="float" office:value="0" calcext:value-type="float">
            <text:p>0</text:p>
          </table:table-cell>
          <table:table-cell office:value-type="float" office:value="2.3179" calcext:value-type="float">
            <text:p>2.3179</text:p>
          </table:table-cell>
          <table:table-cell office:value-type="float" office:value="0.590996" calcext:value-type="float">
            <text:p>0.590996</text:p>
          </table:table-cell>
          <table:table-cell office:value-type="float" office:value="10.446" calcext:value-type="float">
            <text:p>10.446</text:p>
          </table:table-cell>
          <table:table-cell office:value-type="float" office:value="0.8636" calcext:value-type="float">
            <text:p>0.8636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7" table:formula="of:=[.B24]/SUM([.B24:.H24])" office:value-type="float" office:value="0" calcext:value-type="float">
            <text:p>0</text:p>
          </table:table-cell>
          <table:table-cell table:style-name="ce7" table:formula="of:=[.C24]/SUM([.B24:.H24])" office:value-type="float" office:value="0.00761467590236352" calcext:value-type="float">
            <text:p>0.007614675902364</text:p>
          </table:table-cell>
          <table:table-cell table:style-name="ce7" table:formula="of:=[.D24]/SUM([.B24:.H24])" office:value-type="float" office:value="0" calcext:value-type="float">
            <text:p>0</text:p>
          </table:table-cell>
          <table:table-cell table:style-name="ce7" table:formula="of:=[.E24]/SUM([.B24:.H24])" office:value-type="float" office:value="0.161778710119967" calcext:value-type="float">
            <text:p>0.161778710119967</text:p>
          </table:table-cell>
          <table:table-cell table:style-name="ce7" table:formula="of:=[.F24]/SUM([.B24:.H24])" office:value-type="float" office:value="0.0412487900970965" calcext:value-type="float">
            <text:p>0.041248790097097</text:p>
          </table:table-cell>
          <table:table-cell table:style-name="ce7" table:formula="of:=[.G24]/SUM([.B24:.H24])" office:value-type="float" office:value="0.729082534152973" calcext:value-type="float">
            <text:p>0.729082534152973</text:p>
          </table:table-cell>
          <table:table-cell table:style-name="ce7" table:formula="of:=[.H24]/SUM([.B24:.H24])" office:value-type="float" office:value="0.0602752897275998" calcext:value-type="float">
            <text:p>0.060275289727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.0818" calcext:value-type="float">
            <text:p>1.081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1.10018" calcext:value-type="float">
            <text:p>1.10018</text:p>
          </table:table-cell>
          <table:table-cell office:value-type="float" office:value="2.89522" calcext:value-type="float">
            <text:p>2.89522</text:p>
          </table:table-cell>
          <table:table-cell office:value-type="float" office:value="22.27635" calcext:value-type="float">
            <text:p>22.27635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7" table:formula="of:=[.B25]/SUM([.B25:.H25])" office:value-type="float" office:value="0.037658872716561" calcext:value-type="float">
            <text:p>0.037658872716561</text:p>
          </table:table-cell>
          <table:table-cell table:style-name="ce7" table:formula="of:=[.C25]/SUM([.B25:.H25])" office:value-type="float" office:value="0.0308532620527713" calcext:value-type="float">
            <text:p>0.030853262052771</text:p>
          </table:table-cell>
          <table:table-cell table:style-name="ce7" table:formula="of:=[.D25]/SUM([.B25:.H25])" office:value-type="float" office:value="0.0167755692014335" calcext:value-type="float">
            <text:p>0.016775569201434</text:p>
          </table:table-cell>
          <table:table-cell table:style-name="ce7" table:formula="of:=[.E25]/SUM([.B25:.H25])" office:value-type="float" office:value="0.000158321827615936" calcext:value-type="float">
            <text:p>0.000158321827616</text:p>
          </table:table-cell>
          <table:table-cell table:style-name="ce7" table:formula="of:=[.F25]/SUM([.B25:.H25])" office:value-type="float" office:value="0.0382987045528804" calcext:value-type="float">
            <text:p>0.038298704552881</text:p>
          </table:table-cell>
          <table:table-cell table:style-name="ce7" table:formula="of:=[.G25]/SUM([.B25:.H25])" office:value-type="float" office:value="0.10078639440418" calcext:value-type="float">
            <text:p>0.10078639440418</text:p>
          </table:table-cell>
          <table:table-cell table:style-name="ce7" table:formula="of:=[.H25]/SUM([.B25:.H25])" office:value-type="float" office:value="0.775468875244558" calcext:value-type="float">
            <text:p>0.775468875244558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6.455" calcext:value-type="float">
            <text:p>6.455</text:p>
          </table:table-cell>
          <table:table-cell office:value-type="float" office:value="2.4139" calcext:value-type="float">
            <text:p>2.4139</text:p>
          </table:table-cell>
          <table:table-cell office:value-type="float" office:value="4.98633" calcext:value-type="float">
            <text:p>4.98633</text:p>
          </table:table-cell>
          <table:table-cell office:value-type="float" office:value="2.8817" calcext:value-type="float">
            <text:p>2.8817</text:p>
          </table:table-cell>
          <table:table-cell office:value-type="float" office:value="3.423" calcext:value-type="float">
            <text:p>3.423</text:p>
          </table:table-cell>
          <table:table-cell office:value-type="float" office:value="0.45913" calcext:value-type="float">
            <text:p>0.45913</text:p>
          </table:table-cell>
          <table:table-cell office:value-type="float" office:value="0.659" calcext:value-type="float">
            <text:p>0.659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formula="of:=[.B29]/SUM([.B29:.H29])" office:value-type="float" office:value="0.303364122481091" calcext:value-type="float">
            <text:p>0.303364122481091</text:p>
          </table:table-cell>
          <table:table-cell table:formula="of:=[.C29]/SUM([.B29:.H29])" office:value-type="float" office:value="0.113445492681194" calcext:value-type="float">
            <text:p>0.113445492681194</text:p>
          </table:table-cell>
          <table:table-cell table:formula="of:=[.D29]/SUM([.B29:.H29])" office:value-type="float" office:value="0.234341382626048" calcext:value-type="float">
            <text:p>0.234341382626048</text:p>
          </table:table-cell>
          <table:table-cell table:formula="of:=[.E29]/SUM([.B29:.H29])" office:value-type="float" office:value="0.135430579667507" calcext:value-type="float">
            <text:p>0.135430579667507</text:p>
          </table:table-cell>
          <table:table-cell table:formula="of:=[.F29]/SUM([.B29:.H29])" office:value-type="float" office:value="0.160869928931491" calcext:value-type="float">
            <text:p>0.160869928931491</text:p>
          </table:table-cell>
          <table:table-cell table:formula="of:=[.G29]/SUM([.B29:.H29])" office:value-type="float" office:value="0.0215776250278456" calcext:value-type="float">
            <text:p>0.021577625027846</text:p>
          </table:table-cell>
          <table:table-cell table:formula="of:=[.H29]/SUM([.B29:.H29])" office:value-type="float" office:value="0.030970868584824" calcext:value-type="float">
            <text:p>0.030970868584824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.7819" calcext:value-type="float">
            <text:p>2.7819</text:p>
          </table:table-cell>
          <table:table-cell office:value-type="float" office:value="2.291" calcext:value-type="float">
            <text:p>2.291</text:p>
          </table:table-cell>
          <table:table-cell office:value-type="float" office:value="5.32288" calcext:value-type="float">
            <text:p>5.32288</text:p>
          </table:table-cell>
          <table:table-cell office:value-type="float" office:value="1.96822" calcext:value-type="float">
            <text:p>1.96822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7227" calcext:value-type="float">
            <text:p>0.7227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formula="of:=[.B30]/SUM([.B30:.H30])" office:value-type="float" office:value="0.194227426010096" calcext:value-type="float">
            <text:p>0.194227426010096</text:p>
          </table:table-cell>
          <table:table-cell table:formula="of:=[.C30]/SUM([.B30:.H30])" office:value-type="float" office:value="0.159953640673327" calcext:value-type="float">
            <text:p>0.159953640673327</text:p>
          </table:table-cell>
          <table:table-cell table:formula="of:=[.D30]/SUM([.B30:.H30])" office:value-type="float" office:value="0.371634236083475" calcext:value-type="float">
            <text:p>0.371634236083475</text:p>
          </table:table-cell>
          <table:table-cell table:formula="of:=[.E30]/SUM([.B30:.H30])" office:value-type="float" office:value="0.137417701722417" calcext:value-type="float">
            <text:p>0.137417701722417</text:p>
          </table:table-cell>
          <table:table-cell table:formula="of:=[.F30]/SUM([.B30:.H30])" office:value-type="float" office:value="0.0796486745002758" calcext:value-type="float">
            <text:p>0.079648674500276</text:p>
          </table:table-cell>
          <table:table-cell table:formula="of:=[.G30]/SUM([.B30:.H30])" office:value-type="float" office:value="0.0066606622960434" calcext:value-type="float">
            <text:p>0.006660662296043</text:p>
          </table:table-cell>
          <table:table-cell table:formula="of:=[.H30]/SUM([.B30:.H30])" office:value-type="float" office:value="0.0504576587143665" calcext:value-type="float">
            <text:p>0.05045765871436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.6728" calcext:value-type="float">
            <text:p>0.6728</text:p>
          </table:table-cell>
          <table:table-cell office:value-type="float" office:value="1.6092" calcext:value-type="float">
            <text:p>1.6092</text:p>
          </table:table-cell>
          <table:table-cell office:value-type="float" office:value="4.1684" calcext:value-type="float">
            <text:p>4.1684</text:p>
          </table:table-cell>
          <table:table-cell office:value-type="float" office:value="0.50918" calcext:value-type="float">
            <text:p>0.50918</text:p>
          </table:table-cell>
          <table:table-cell office:value-type="float" office:value="3.3863" calcext:value-type="float">
            <text:p>3.3863</text:p>
          </table:table-cell>
          <table:table-cell office:value-type="float" office:value="0.09544" calcext:value-type="float">
            <text:p>0.09544</text:p>
          </table:table-cell>
          <table:table-cell office:value-type="float" office:value="0.1999" calcext:value-type="float">
            <text:p>0.199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formula="of:=[.B31]/SUM([.B31:.H31])" office:value-type="float" office:value="0.0632258331281564" calcext:value-type="float">
            <text:p>0.063225833128156</text:p>
          </table:table-cell>
          <table:table-cell table:formula="of:=[.C31]/SUM([.B31:.H31])" office:value-type="float" office:value="0.151223261994395" calcext:value-type="float">
            <text:p>0.151223261994395</text:p>
          </table:table-cell>
          <table:table-cell table:formula="of:=[.D31]/SUM([.B31:.H31])" office:value-type="float" office:value="0.391722001800545" calcext:value-type="float">
            <text:p>0.391722001800545</text:p>
          </table:table-cell>
          <table:table-cell table:formula="of:=[.E31]/SUM([.B31:.H31])" office:value-type="float" office:value="0.0478497766233571" calcext:value-type="float">
            <text:p>0.047849776623357</text:p>
          </table:table-cell>
          <table:table-cell table:formula="of:=[.F31]/SUM([.B31:.H31])" office:value-type="float" office:value="0.318224790014679" calcext:value-type="float">
            <text:p>0.318224790014679</text:p>
          </table:table-cell>
          <table:table-cell table:formula="of:=[.G31]/SUM([.B31:.H31])" office:value-type="float" office:value="0.00896889642353039" calcext:value-type="float">
            <text:p>0.00896889642353</text:p>
          </table:table-cell>
          <table:table-cell table:formula="of:=[.H31]/SUM([.B31:.H31])" office:value-type="float" office:value="0.0187854400153366" calcext:value-type="float">
            <text:p>0.018785440015337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1.2862" calcext:value-type="float">
            <text:p>1.2862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7.4317" calcext:value-type="float">
            <text:p>7.4317</text:p>
          </table:table-cell>
          <table:table-cell office:value-type="float" office:value="1.5093" calcext:value-type="float">
            <text:p>1.5093</text:p>
          </table:table-cell>
          <table:table-cell office:value-type="float" office:value="0" calcext:value-type="float">
            <text:p>0</text:p>
          </table:table-cell>
          <table:table-cell office:value-type="float" office:value="0.1182" calcext:value-type="float">
            <text:p>0.1182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formula="of:=[.B32]/SUM([.B32:.H32])" office:value-type="float" office:value="0.00427497480331543" calcext:value-type="float">
            <text:p>0.004274974803315</text:p>
          </table:table-cell>
          <table:table-cell table:formula="of:=[.C32]/SUM([.B32:.H32])" office:value-type="float" office:value="0.120925282428509" calcext:value-type="float">
            <text:p>0.120925282428509</text:p>
          </table:table-cell>
          <table:table-cell table:formula="of:=[.D32]/SUM([.B32:.H32])" office:value-type="float" office:value="0.0230765903996871" calcext:value-type="float">
            <text:p>0.023076590399687</text:p>
          </table:table-cell>
          <table:table-cell table:formula="of:=[.E32]/SUM([.B32:.H32])" office:value-type="float" office:value="0.698709704108188" calcext:value-type="float">
            <text:p>0.698709704108188</text:p>
          </table:table-cell>
          <table:table-cell table:formula="of:=[.F32]/SUM([.B32:.H32])" office:value-type="float" office:value="0.141900582156235" calcext:value-type="float">
            <text:p>0.141900582156235</text:p>
          </table:table-cell>
          <table:table-cell table:formula="of:=[.G32]/SUM([.B32:.H32])" office:value-type="float" office:value="0" calcext:value-type="float">
            <text:p>0</text:p>
          </table:table-cell>
          <table:table-cell table:formula="of:=[.H32]/SUM([.B32:.H32])" office:value-type="float" office:value="0.0111128661040661" calcext:value-type="float">
            <text:p>0.01111286610406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0.95912" calcext:value-type="float">
            <text:p>0.95912</text:p>
          </table:table-cell>
          <table:table-cell office:value-type="float" office:value="3.64099" calcext:value-type="float">
            <text:p>3.64099</text:p>
          </table:table-cell>
          <table:table-cell office:value-type="float" office:value="8.299" calcext:value-type="float">
            <text:p>8.299</text:p>
          </table:table-cell>
          <table:table-cell office:value-type="float" office:value="0.9589" calcext:value-type="float">
            <text:p>0.958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formula="of:=[.B34]/SUM([.B34:.H34])" office:value-type="float" office:value="0.0126670347566145" calcext:value-type="float">
            <text:p>0.012667034756615</text:p>
          </table:table-cell>
          <table:table-cell table:formula="of:=[.C34]/SUM([.B34:.H34])" office:value-type="float" office:value="0.0171147882925088" calcext:value-type="float">
            <text:p>0.017114788292509</text:p>
          </table:table-cell>
          <table:table-cell table:formula="of:=[.D34]/SUM([.B34:.H34])" office:value-type="float" office:value="0.00412079485120243" calcext:value-type="float">
            <text:p>0.004120794851202</text:p>
          </table:table-cell>
          <table:table-cell table:formula="of:=[.E34]/SUM([.B34:.H34])" office:value-type="float" office:value="0.0668640967295766" calcext:value-type="float">
            <text:p>0.066864096729577</text:p>
          </table:table-cell>
          <table:table-cell table:formula="of:=[.F34]/SUM([.B34:.H34])" office:value-type="float" office:value="0.25382799602909" calcext:value-type="float">
            <text:p>0.25382799602909</text:p>
          </table:table-cell>
          <table:table-cell table:formula="of:=[.G34]/SUM([.B34:.H34])" office:value-type="float" office:value="0.578556529692589" calcext:value-type="float">
            <text:p>0.578556529692589</text:p>
          </table:table-cell>
          <table:table-cell table:formula="of:=[.H34]/SUM([.B34:.H34])" office:value-type="float" office:value="0.0668487596484183" calcext:value-type="float">
            <text:p>0.06684875964841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.53642" calcext:value-type="float">
            <text:p>0.53642</text:p>
          </table:table-cell>
          <table:table-cell office:value-type="float" office:value="2.1225" calcext:value-type="float">
            <text:p>2.1225</text:p>
          </table:table-cell>
          <table:table-cell office:value-type="float" office:value="1.70915" calcext:value-type="float">
            <text:p>1.70915</text:p>
          </table:table-cell>
          <table:table-cell office:value-type="float" office:value="0.46817" calcext:value-type="float">
            <text:p>0.46817</text:p>
          </table:table-cell>
          <table:table-cell office:value-type="float" office:value="6.02285" calcext:value-type="float">
            <text:p>6.02285</text:p>
          </table:table-cell>
          <table:table-cell office:value-type="float" office:value="2.4228" calcext:value-type="float">
            <text:p>2.4228</text:p>
          </table:table-cell>
          <table:table-cell office:value-type="float" office:value="15.4592" calcext:value-type="float">
            <text:p>15.4592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formula="of:=[.B35]/SUM([.B35:.H35])" office:value-type="float" office:value="0.0186638711336278" calcext:value-type="float">
            <text:p>0.018663871133628</text:p>
          </table:table-cell>
          <table:table-cell table:formula="of:=[.C35]/SUM([.B35:.H35])" office:value-type="float" office:value="0.073848973716724" calcext:value-type="float">
            <text:p>0.073848973716724</text:p>
          </table:table-cell>
          <table:table-cell table:formula="of:=[.D35]/SUM([.B35:.H35])" office:value-type="float" office:value="0.0594671252899594" calcext:value-type="float">
            <text:p>0.05946712528996</text:p>
          </table:table-cell>
          <table:table-cell table:formula="of:=[.E35]/SUM([.B35:.H35])" office:value-type="float" office:value="0.0162892221554576" calcext:value-type="float">
            <text:p>0.016289222155458</text:p>
          </table:table-cell>
          <table:table-cell table:formula="of:=[.F35]/SUM([.B35:.H35])" office:value-type="float" office:value="0.209555378727807" calcext:value-type="float">
            <text:p>0.209555378727807</text:p>
          </table:table-cell>
          <table:table-cell table:formula="of:=[.G35]/SUM([.B35:.H35])" office:value-type="float" office:value="0.0842974292206733" calcext:value-type="float">
            <text:p>0.084297429220673</text:p>
          </table:table-cell>
          <table:table-cell table:formula="of:=[.H35]/SUM([.B35:.H35])" office:value-type="float" office:value="0.53787799975575" calcext:value-type="float">
            <text:p>0.53787799975575</text:p>
          </table:table-cell>
        </table:table-row>
        <calcext:conditional-formats>
          <calcext:conditional-format calcext:target-range-address="Audio.L19:Audio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9:Audio.R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4233742" calcext:value-type="float">
            <text:p>0.14233742</text:p>
          </table:table-cell>
          <table:table-cell office:value-type="float" office:value="0.41363634" calcext:value-type="float">
            <text:p>0.41363634</text:p>
          </table:table-cell>
          <table:table-cell office:value-type="float" office:value="0.48772726" calcext:value-type="float">
            <text:p>0.48772726</text:p>
          </table:table-cell>
          <table:table-cell office:value-type="float" office:value="0.48794905" calcext:value-type="float">
            <text:p>0.48794905</text:p>
          </table:table-cell>
          <table:table-cell office:value-type="float" office:value="0.48454544" calcext:value-type="float">
            <text:p>0.48454544</text:p>
          </table:table-cell>
          <table:table-cell office:value-type="float" office:value="0.48613005" calcext:value-type="float">
            <text:p>0.48613005</text:p>
          </table:table-cell>
          <table:table-cell office:value-type="float" office:value="0.47976351" calcext:value-type="float">
            <text:p>0.47976351</text:p>
          </table:table-cell>
          <table:table-cell office:value-type="float" office:value="0.48522054" calcext:value-type="float">
            <text:p>0.48522054</text:p>
          </table:table-cell>
          <table:table-cell office:value-type="float" office:value="0.49045453" calcext:value-type="float">
            <text:p>0.49045453</text:p>
          </table:table-cell>
          <table:table-cell office:value-type="float" office:value="0.48772725" calcext:value-type="float">
            <text:p>0.48772725</text:p>
          </table:table-cell>
          <table:table-cell/>
          <table:table-cell table:formula="of:=AVERAGE([.B2:.K2])" office:value-type="float" office:value="0.444549139" calcext:value-type="float">
            <text:p>0.444549139</text:p>
          </table:table-cell>
          <table:table-cell table:formula="of:=STDEV([.B2:.K2])" office:value-type="float" office:value="0.108643132359902" calcext:value-type="float">
            <text:p>0.10864313235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88363637" calcext:value-type="float">
            <text:p>0.88363637</text:p>
          </table:table-cell>
          <table:table-cell office:value-type="float" office:value="0.89040473" calcext:value-type="float">
            <text:p>0.89040473</text:p>
          </table:table-cell>
          <table:table-cell office:value-type="float" office:value="0.86130058" calcext:value-type="float">
            <text:p>0.86130058</text:p>
          </table:table-cell>
          <table:table-cell office:value-type="float" office:value="0.86636363" calcext:value-type="float">
            <text:p>0.86636363</text:p>
          </table:table-cell>
          <table:table-cell office:value-type="float" office:value="0.86584811" calcext:value-type="float">
            <text:p>0.86584811</text:p>
          </table:table-cell>
          <table:table-cell office:value-type="float" office:value="0.86766712" calcext:value-type="float">
            <text:p>0.86766712</text:p>
          </table:table-cell>
          <table:table-cell office:value-type="float" office:value="0.86812187" calcext:value-type="float">
            <text:p>0.86812187</text:p>
          </table:table-cell>
          <table:table-cell office:value-type="float" office:value="0.86954546" calcext:value-type="float">
            <text:p>0.86954546</text:p>
          </table:table-cell>
          <table:table-cell table:number-columns-repeated="2" office:value-type="float" office:value="0.86857662" calcext:value-type="float">
            <text:p>0.86857662</text:p>
          </table:table-cell>
          <table:table-cell/>
          <table:table-cell table:formula="of:=AVERAGE([.B3:.K3])" office:value-type="float" office:value="0.871004111" calcext:value-type="float">
            <text:p>0.871004111</text:p>
          </table:table-cell>
          <table:table-cell table:formula="of:=STDEV([.B3:.K3])" office:value-type="float" office:value="0.00889188655825378" calcext:value-type="float">
            <text:p>0.008891886558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04638472" calcext:value-type="float">
            <text:p>0.04638472</text:p>
          </table:table-cell>
          <table:table-cell office:value-type="float" office:value="0.07636363" calcext:value-type="float">
            <text:p>0.07636363</text:p>
          </table:table-cell>
          <table:table-cell office:value-type="float" office:value="0.09231468" calcext:value-type="float">
            <text:p>0.09231468</text:p>
          </table:table-cell>
          <table:table-cell office:value-type="float" office:value="0.08776716" calcext:value-type="float">
            <text:p>0.08776716</text:p>
          </table:table-cell>
          <table:table-cell office:value-type="float" office:value="0.10459299" calcext:value-type="float">
            <text:p>0.10459299</text:p>
          </table:table-cell>
          <table:table-cell office:value-type="float" office:value="0.08681818" calcext:value-type="float">
            <text:p>0.08681818</text:p>
          </table:table-cell>
          <table:table-cell office:value-type="float" office:value="0.09045454" calcext:value-type="float">
            <text:p>0.09045454</text:p>
          </table:table-cell>
          <table:table-cell office:value-type="float" office:value="0.08867667" calcext:value-type="float">
            <text:p>0.08867667</text:p>
          </table:table-cell>
          <table:table-cell office:value-type="float" office:value="0.08545454" calcext:value-type="float">
            <text:p>0.08545454</text:p>
          </table:table-cell>
          <table:table-cell office:value-type="float" office:value="0.09004092" calcext:value-type="float">
            <text:p>0.09004092</text:p>
          </table:table-cell>
          <table:table-cell/>
          <table:table-cell table:formula="of:=AVERAGE([.B4:.K4])" office:value-type="float" office:value="0.084886803" calcext:value-type="float">
            <text:p>0.084886803</text:p>
          </table:table-cell>
          <table:table-cell table:formula="of:=STDEV([.B4:.K4])" office:value-type="float" office:value="0.0152127093949844" calcext:value-type="float">
            <text:p>0.015212709394984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formula="of:=[.B9]/SUM([.B9:.H9])" office:value-type="string" office:string-value="" calcext:value-type="error">
            <text:p>#DIV/0!</text:p>
          </table:table-cell>
          <table:table-cell table:formula="of:=[.C9]/SUM([.B9:.H9])" office:value-type="string" office:string-value="" calcext:value-type="error">
            <text:p>#DIV/0!</text:p>
          </table:table-cell>
          <table:table-cell table:formula="of:=[.D9]/SUM([.B9:.H9])" office:value-type="string" office:string-value="" calcext:value-type="error">
            <text:p>#DIV/0!</text:p>
          </table:table-cell>
          <table:table-cell table:formula="of:=[.E9]/SUM([.B9:.H9])" office:value-type="string" office:string-value="" calcext:value-type="error">
            <text:p>#DIV/0!</text:p>
          </table:table-cell>
          <table:table-cell table:formula="of:=[.F9]/SUM([.B9:.H9])" office:value-type="string" office:string-value="" calcext:value-type="error">
            <text:p>#DIV/0!</text:p>
          </table:table-cell>
          <table:table-cell table:formula="of:=[.G9]/SUM([.B9:.H9])" office:value-type="string" office:string-value="" calcext:value-type="error">
            <text:p>#DIV/0!</text:p>
          </table:table-cell>
          <table:table-cell table:formula="of:=[.H9]/SUM([.B9:.H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formula="of:=[.B10]/SUM([.B10:.H10])" office:value-type="string" office:string-value="" calcext:value-type="error">
            <text:p>#DIV/0!</text:p>
          </table:table-cell>
          <table:table-cell table:formula="of:=[.C10]/SUM([.B10:.H10])" office:value-type="string" office:string-value="" calcext:value-type="error">
            <text:p>#DIV/0!</text:p>
          </table:table-cell>
          <table:table-cell table:formula="of:=[.D10]/SUM([.B10:.H10])" office:value-type="string" office:string-value="" calcext:value-type="error">
            <text:p>#DIV/0!</text:p>
          </table:table-cell>
          <table:table-cell table:formula="of:=[.E10]/SUM([.B10:.H10])" office:value-type="string" office:string-value="" calcext:value-type="error">
            <text:p>#DIV/0!</text:p>
          </table:table-cell>
          <table:table-cell table:formula="of:=[.F10]/SUM([.B10:.H10])" office:value-type="string" office:string-value="" calcext:value-type="error">
            <text:p>#DIV/0!</text:p>
          </table:table-cell>
          <table:table-cell table:formula="of:=[.G10]/SUM([.B10:.H10])" office:value-type="string" office:string-value="" calcext:value-type="error">
            <text:p>#DIV/0!</text:p>
          </table:table-cell>
          <table:table-cell table:formula="of:=[.H10]/SUM([.B10:.H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formula="of:=[.B11]/SUM([.B11:.H11])" office:value-type="string" office:string-value="" calcext:value-type="error">
            <text:p>#DIV/0!</text:p>
          </table:table-cell>
          <table:table-cell table:formula="of:=[.C11]/SUM([.B11:.H11])" office:value-type="string" office:string-value="" calcext:value-type="error">
            <text:p>#DIV/0!</text:p>
          </table:table-cell>
          <table:table-cell table:formula="of:=[.D11]/SUM([.B11:.H11])" office:value-type="string" office:string-value="" calcext:value-type="error">
            <text:p>#DIV/0!</text:p>
          </table:table-cell>
          <table:table-cell table:formula="of:=[.E11]/SUM([.B11:.H11])" office:value-type="string" office:string-value="" calcext:value-type="error">
            <text:p>#DIV/0!</text:p>
          </table:table-cell>
          <table:table-cell table:formula="of:=[.F11]/SUM([.B11:.H11])" office:value-type="string" office:string-value="" calcext:value-type="error">
            <text:p>#DIV/0!</text:p>
          </table:table-cell>
          <table:table-cell table:formula="of:=[.G11]/SUM([.B11:.H11])" office:value-type="string" office:string-value="" calcext:value-type="error">
            <text:p>#DIV/0!</text:p>
          </table:table-cell>
          <table:table-cell table:formula="of:=[.H11]/SUM([.B11:.H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formula="of:=[.B12]/SUM([.B12:.H12])" office:value-type="string" office:string-value="" calcext:value-type="error">
            <text:p>#DIV/0!</text:p>
          </table:table-cell>
          <table:table-cell table:formula="of:=[.C12]/SUM([.B12:.H12])" office:value-type="string" office:string-value="" calcext:value-type="error">
            <text:p>#DIV/0!</text:p>
          </table:table-cell>
          <table:table-cell table:formula="of:=[.D12]/SUM([.B12:.H12])" office:value-type="string" office:string-value="" calcext:value-type="error">
            <text:p>#DIV/0!</text:p>
          </table:table-cell>
          <table:table-cell table:formula="of:=[.E12]/SUM([.B12:.H12])" office:value-type="string" office:string-value="" calcext:value-type="error">
            <text:p>#DIV/0!</text:p>
          </table:table-cell>
          <table:table-cell table:formula="of:=[.F12]/SUM([.B12:.H12])" office:value-type="string" office:string-value="" calcext:value-type="error">
            <text:p>#DIV/0!</text:p>
          </table:table-cell>
          <table:table-cell table:formula="of:=[.G12]/SUM([.B12:.H12])" office:value-type="string" office:string-value="" calcext:value-type="error">
            <text:p>#DIV/0!</text:p>
          </table:table-cell>
          <table:table-cell table:formula="of:=[.H12]/SUM([.B12: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formula="of:=[.B13]/SUM([.B13:.H13])" office:value-type="string" office:string-value="" calcext:value-type="error">
            <text:p>#DIV/0!</text:p>
          </table:table-cell>
          <table:table-cell table:formula="of:=[.C13]/SUM([.B13:.H13])" office:value-type="string" office:string-value="" calcext:value-type="error">
            <text:p>#DIV/0!</text:p>
          </table:table-cell>
          <table:table-cell table:formula="of:=[.D13]/SUM([.B13:.H13])" office:value-type="string" office:string-value="" calcext:value-type="error">
            <text:p>#DIV/0!</text:p>
          </table:table-cell>
          <table:table-cell table:formula="of:=[.E13]/SUM([.B13:.H13])" office:value-type="string" office:string-value="" calcext:value-type="error">
            <text:p>#DIV/0!</text:p>
          </table:table-cell>
          <table:table-cell table:formula="of:=[.F13]/SUM([.B13:.H13])" office:value-type="string" office:string-value="" calcext:value-type="error">
            <text:p>#DIV/0!</text:p>
          </table:table-cell>
          <table:table-cell table:formula="of:=[.G13]/SUM([.B13:.H13])" office:value-type="string" office:string-value="" calcext:value-type="error">
            <text:p>#DIV/0!</text:p>
          </table:table-cell>
          <table:table-cell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formula="of:=[.B14]/SUM([.B14:.H14])" office:value-type="string" office:string-value="" calcext:value-type="error">
            <text:p>#DIV/0!</text:p>
          </table:table-cell>
          <table:table-cell table:formula="of:=[.C14]/SUM([.B14:.H14])" office:value-type="string" office:string-value="" calcext:value-type="error">
            <text:p>#DIV/0!</text:p>
          </table:table-cell>
          <table:table-cell table:formula="of:=[.D14]/SUM([.B14:.H14])" office:value-type="string" office:string-value="" calcext:value-type="error">
            <text:p>#DIV/0!</text:p>
          </table:table-cell>
          <table:table-cell table:formula="of:=[.E14]/SUM([.B14:.H14])" office:value-type="string" office:string-value="" calcext:value-type="error">
            <text:p>#DIV/0!</text:p>
          </table:table-cell>
          <table:table-cell table:formula="of:=[.F14]/SUM([.B14:.H14])" office:value-type="string" office:string-value="" calcext:value-type="error">
            <text:p>#DIV/0!</text:p>
          </table:table-cell>
          <table:table-cell table:formula="of:=[.G14]/SUM([.B14:.H14])" office:value-type="string" office:string-value="" calcext:value-type="error">
            <text:p>#DIV/0!</text:p>
          </table:table-cell>
          <table:table-cell table:formula="of:=[.H14]/SUM([.B14: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formula="of:=[.B15]/SUM([.B15:.H15])" office:value-type="string" office:string-value="" calcext:value-type="error">
            <text:p>#DIV/0!</text:p>
          </table:table-cell>
          <table:table-cell table:formula="of:=[.C15]/SUM([.B15:.H15])" office:value-type="string" office:string-value="" calcext:value-type="error">
            <text:p>#DIV/0!</text:p>
          </table:table-cell>
          <table:table-cell table:formula="of:=[.D15]/SUM([.B15:.H15])" office:value-type="string" office:string-value="" calcext:value-type="error">
            <text:p>#DIV/0!</text:p>
          </table:table-cell>
          <table:table-cell table:formula="of:=[.E15]/SUM([.B15:.H15])" office:value-type="string" office:string-value="" calcext:value-type="error">
            <text:p>#DIV/0!</text:p>
          </table:table-cell>
          <table:table-cell table:formula="of:=[.F15]/SUM([.B15:.H15])" office:value-type="string" office:string-value="" calcext:value-type="error">
            <text:p>#DIV/0!</text:p>
          </table:table-cell>
          <table:table-cell table:formula="of:=[.G15]/SUM([.B15:.H15])" office:value-type="string" office:string-value="" calcext:value-type="error">
            <text:p>#DIV/0!</text:p>
          </table:table-cell>
          <table:table-cell table:formula="of:=[.H15]/SUM([.B15:.H15])" office:value-type="string" office:string-value="" calcext:value-type="error">
            <text:p>#DIV/0!</text:p>
          </table:table-cell>
        </table:table-row>
        <table:table-row table:style-name="ro1">
          <table:table-cell table:style-name="ce2"/>
          <table:table-cell table:number-columns-repeated="17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0.4136" calcext:value-type="float">
            <text:p>0.4136</text:p>
          </table:table-cell>
          <table:table-cell table:style-name="ce2" office:value-type="float" office:value="0.5954" calcext:value-type="float">
            <text:p>0.5954</text:p>
          </table:table-cell>
          <table:table-cell table:style-name="ce2" office:value-type="float" office:value="0.381" calcext:value-type="float">
            <text:p>0.381</text:p>
          </table:table-cell>
          <table:table-cell table:style-name="ce2" office:value-type="float" office:value="0.477" calcext:value-type="float">
            <text:p>0.477</text:p>
          </table:table-cell>
          <table:table-cell table:style-name="ce2" office:value-type="float" office:value="0.291" calcext:value-type="float">
            <text:p>0.291</text:p>
          </table:table-cell>
          <table:table-cell table:style-name="ce2" office:value-type="float" office:value="0.3455" calcext:value-type="float">
            <text:p>0.3455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8" table:formula="of:=[.B19]/SUM([.B19:.H19])" office:value-type="float" office:value="0.882263032896748" calcext:value-type="float">
            <text:p>0.882263032896748</text:p>
          </table:table-cell>
          <table:table-cell table:style-name="ce8" table:formula="of:=[.C19]/SUM([.B19:.H19])" office:value-type="float" office:value="0.0194511721964869" calcext:value-type="float">
            <text:p>0.019451172196487</text:p>
          </table:table-cell>
          <table:table-cell table:style-name="ce8" table:formula="of:=[.D19]/SUM([.B19:.H19])" office:value-type="float" office:value="0.028001034636819" calcext:value-type="float">
            <text:p>0.028001034636819</text:p>
          </table:table-cell>
          <table:table-cell table:style-name="ce8" table:formula="of:=[.E19]/SUM([.B19:.H19])" office:value-type="float" office:value="0.0179180285465704" calcext:value-type="float">
            <text:p>0.01791802854657</text:p>
          </table:table-cell>
          <table:table-cell table:style-name="ce8" table:formula="of:=[.F19]/SUM([.B19:.H19])" office:value-type="float" office:value="0.0224328073929504" calcext:value-type="float">
            <text:p>0.02243280739295</text:p>
          </table:table-cell>
          <table:table-cell table:style-name="ce8" table:formula="of:=[.G19]/SUM([.B19:.H19])" office:value-type="float" office:value="0.0136854233780892" calcext:value-type="float">
            <text:p>0.013685423378089</text:p>
          </table:table-cell>
          <table:table-cell table:style-name="ce8" table:formula="of:=[.H19]/SUM([.B19:.H19])" office:value-type="float" office:value="0.0162485009523362" calcext:value-type="float">
            <text:p>0.01624850095233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2" office:value-type="float" office:value="0.0364" calcext:value-type="float">
            <text:p>0.0364</text:p>
          </table:table-cell>
          <table:table-cell table:style-name="ce2" office:value-type="float" office:value="13.836" calcext:value-type="float">
            <text:p>13.83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364" calcext:value-type="float">
            <text:p>0.0364</text:p>
          </table:table-cell>
          <table:table-cell table:style-name="ce2" office:value-type="float" office:value="0.0318" calcext:value-type="float">
            <text:p>0.0318</text:p>
          </table:table-cell>
          <table:table-cell table:style-name="ce2" office:value-type="float" office:value="0.3091" calcext:value-type="float">
            <text:p>0.3091</text:p>
          </table:table-cell>
          <table:table-cell table:style-name="ce2" office:value-type="float" office:value="0.0818" calcext:value-type="float">
            <text:p>0.081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8" table:formula="of:=[.B20]/SUM([.B20:.H20])" office:value-type="float" office:value="0.00252226033329869" calcext:value-type="float">
            <text:p>0.002522260333299</text:p>
          </table:table-cell>
          <table:table-cell table:style-name="ce8" table:formula="of:=[.C20]/SUM([.B20:.H20])" office:value-type="float" office:value="0.958736098118699" calcext:value-type="float">
            <text:p>0.958736098118699</text:p>
          </table:table-cell>
          <table:table-cell table:style-name="ce8" table:formula="of:=[.D20]/SUM([.B20:.H20])" office:value-type="float" office:value="0.00692928662994145" calcext:value-type="float">
            <text:p>0.006929286629941</text:p>
          </table:table-cell>
          <table:table-cell table:style-name="ce8" table:formula="of:=[.E20]/SUM([.B20:.H20])" office:value-type="float" office:value="0.00252226033329869" calcext:value-type="float">
            <text:p>0.002522260333299</text:p>
          </table:table-cell>
          <table:table-cell table:style-name="ce8" table:formula="of:=[.F20]/SUM([.B20:.H20])" office:value-type="float" office:value="0.00220351314832138" calcext:value-type="float">
            <text:p>0.002203513148321</text:p>
          </table:table-cell>
          <table:table-cell table:style-name="ce8" table:formula="of:=[.G20]/SUM([.B20:.H20])" office:value-type="float" office:value="0.021418424973149" calcext:value-type="float">
            <text:p>0.021418424973149</text:p>
          </table:table-cell>
          <table:table-cell table:style-name="ce8" table:formula="of:=[.H20]/SUM([.B20:.H20])" office:value-type="float" office:value="0.0056681564632921" calcext:value-type="float">
            <text:p>0.00566815646329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.764" calcext:value-type="float">
            <text:p>9.764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0318" calcext:value-type="float">
            <text:p>0.0318</text:p>
          </table:table-cell>
          <table:table-cell table:style-name="ce2" office:value-type="float" office:value="0.091" calcext:value-type="float">
            <text:p>0.09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8" table:formula="of:=[.B21]/SUM([.B21:.H21])" office:value-type="float" office:value="0" calcext:value-type="float">
            <text:p>0</text:p>
          </table:table-cell>
          <table:table-cell table:style-name="ce8" table:formula="of:=[.C21]/SUM([.B21:.H21])" office:value-type="float" office:value="0" calcext:value-type="float">
            <text:p>0</text:p>
          </table:table-cell>
          <table:table-cell table:style-name="ce8" table:formula="of:=[.D21]/SUM([.B21:.H21])" office:value-type="float" office:value="0.915706943767116" calcext:value-type="float">
            <text:p>0.915706943767116</text:p>
          </table:table-cell>
          <table:table-cell table:style-name="ce8" table:formula="of:=[.E21]/SUM([.B21:.H21])" office:value-type="float" office:value="0.0174438233859774" calcext:value-type="float">
            <text:p>0.017443823385977</text:p>
          </table:table-cell>
          <table:table-cell table:style-name="ce8" table:formula="of:=[.F21]/SUM([.B21:.H21])" office:value-type="float" office:value="0.055332558052294" calcext:value-type="float">
            <text:p>0.055332558052294</text:p>
          </table:table-cell>
          <table:table-cell table:style-name="ce8" table:formula="of:=[.G21]/SUM([.B21:.H21])" office:value-type="float" office:value="0.00298233109502195" calcext:value-type="float">
            <text:p>0.002982331095022</text:p>
          </table:table-cell>
          <table:table-cell table:style-name="ce8" table:formula="of:=[.H21]/SUM([.B21:.H21])" office:value-type="float" office:value="0.0085343436995911" calcext:value-type="float">
            <text:p>0.00853434369959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8" calcext:value-type="float">
            <text:p>0.31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9.1455" calcext:value-type="float">
            <text:p>9.1455</text:p>
          </table:table-cell>
          <table:table-cell table:style-name="ce2" office:value-type="float" office:value="0.691" calcext:value-type="float">
            <text:p>0.691</text:p>
          </table:table-cell>
          <table:table-cell table:style-name="ce2" office:value-type="float" office:value="0.4091" calcext:value-type="float">
            <text:p>0.4091</text:p>
          </table:table-cell>
          <table:table-cell table:style-name="ce2" office:value-type="float" office:value="0.1318" calcext:value-type="float">
            <text:p>0.131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8" table:formula="of:=[.B22]/SUM([.B22:.H22])" office:value-type="float" office:value="0" calcext:value-type="float">
            <text:p>0</text:p>
          </table:table-cell>
          <table:table-cell table:style-name="ce8" table:formula="of:=[.C22]/SUM([.B22:.H22])" office:value-type="float" office:value="0.0290533009300711" calcext:value-type="float">
            <text:p>0.029053300930071</text:p>
          </table:table-cell>
          <table:table-cell table:style-name="ce8" table:formula="of:=[.D22]/SUM([.B22:.H22])" office:value-type="float" office:value="0.022840645385276" calcext:value-type="float">
            <text:p>0.022840645385276</text:p>
          </table:table-cell>
          <table:table-cell table:style-name="ce8" table:formula="of:=[.E22]/SUM([.B22:.H22])" office:value-type="float" office:value="0.835556489484167" calcext:value-type="float">
            <text:p>0.835556489484167</text:p>
          </table:table-cell>
          <table:table-cell table:style-name="ce8" table:formula="of:=[.F22]/SUM([.B22:.H22])" office:value-type="float" office:value="0.0631315438449029" calcext:value-type="float">
            <text:p>0.063131543844903</text:p>
          </table:table-cell>
          <table:table-cell table:style-name="ce8" table:formula="of:=[.G22]/SUM([.B22:.H22])" office:value-type="float" office:value="0.0373764321084657" calcext:value-type="float">
            <text:p>0.037376432108466</text:p>
          </table:table-cell>
          <table:table-cell table:style-name="ce8" table:formula="of:=[.H22]/SUM([.B22:.H22])" office:value-type="float" office:value="0.0120415882471175" calcext:value-type="float">
            <text:p>0.01204158824711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8" table:formula="of:=[.B23]/SUM([.B23:.H23])" office:value-type="string" office:string-value="" calcext:value-type="error">
            <text:p>#DIV/0!</text:p>
          </table:table-cell>
          <table:table-cell table:style-name="ce8" table:formula="of:=[.C23]/SUM([.B23:.H23])" office:value-type="string" office:string-value="" calcext:value-type="error">
            <text:p>#DIV/0!</text:p>
          </table:table-cell>
          <table:table-cell table:style-name="ce8" table:formula="of:=[.D23]/SUM([.B23:.H23])" office:value-type="string" office:string-value="" calcext:value-type="error">
            <text:p>#DIV/0!</text:p>
          </table:table-cell>
          <table:table-cell table:style-name="ce8" table:formula="of:=[.E23]/SUM([.B23:.H23])" office:value-type="string" office:string-value="" calcext:value-type="error">
            <text:p>#DIV/0!</text:p>
          </table:table-cell>
          <table:table-cell table:style-name="ce8" table:formula="of:=[.F23]/SUM([.B23:.H23])" office:value-type="string" office:string-value="" calcext:value-type="error">
            <text:p>#DIV/0!</text:p>
          </table:table-cell>
          <table:table-cell table:style-name="ce8" table:formula="of:=[.G23]/SUM([.B23:.H23])" office:value-type="string" office:string-value="" calcext:value-type="error">
            <text:p>#DIV/0!</text:p>
          </table:table-cell>
          <table:table-cell table:style-name="ce8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64" calcext:value-type="float">
            <text:p>0.13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04" calcext:value-type="float">
            <text:p>14.04</text:p>
          </table:table-cell>
          <table:table-cell table:style-name="ce2" office:value-type="float" office:value="0.0409" calcext:value-type="float">
            <text:p>0.040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8" table:formula="of:=[.B24]/SUM([.B24:.H24])" office:value-type="float" office:value="0" calcext:value-type="float">
            <text:p>0</text:p>
          </table:table-cell>
          <table:table-cell table:style-name="ce8" table:formula="of:=[.C24]/SUM([.B24:.H24])" office:value-type="float" office:value="0.0279633263368042" calcext:value-type="float">
            <text:p>0.027963326336804</text:p>
          </table:table-cell>
          <table:table-cell table:style-name="ce8" table:formula="of:=[.D24]/SUM([.B24:.H24])" office:value-type="float" office:value="0" calcext:value-type="float">
            <text:p>0</text:p>
          </table:table-cell>
          <table:table-cell table:style-name="ce8" table:formula="of:=[.E24]/SUM([.B24:.H24])" office:value-type="float" office:value="0.00932566677833765" calcext:value-type="float">
            <text:p>0.009325666778338</text:p>
          </table:table-cell>
          <table:table-cell table:style-name="ce8" table:formula="of:=[.F24]/SUM([.B24:.H24])" office:value-type="float" office:value="0" calcext:value-type="float">
            <text:p>0</text:p>
          </table:table-cell>
          <table:table-cell table:style-name="ce8" table:formula="of:=[.G24]/SUM([.B24:.H24])" office:value-type="float" office:value="0.959914674251178" calcext:value-type="float">
            <text:p>0.959914674251178</text:p>
          </table:table-cell>
          <table:table-cell table:style-name="ce8" table:formula="of:=[.H24]/SUM([.B24:.H24])" office:value-type="float" office:value="0.00279633263368042" calcext:value-type="float">
            <text:p>0.0027963326336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5728" calcext:value-type="float">
            <text:p>0.5728</text:p>
          </table:table-cell>
          <table:table-cell table:style-name="ce2" office:value-type="float" office:value="0.60455" calcext:value-type="float">
            <text:p>0.60455</text:p>
          </table:table-cell>
          <table:table-cell table:style-name="ce2" office:value-type="float" office:value="1.1863" calcext:value-type="float">
            <text:p>1.1863</text:p>
          </table:table-cell>
          <table:table-cell table:style-name="ce2" office:value-type="float" office:value="2.445" calcext:value-type="float">
            <text:p>2.445</text:p>
          </table:table-cell>
          <table:table-cell table:style-name="ce2" office:value-type="float" office:value="2.0184" calcext:value-type="float">
            <text:p>2.0184</text:p>
          </table:table-cell>
          <table:table-cell table:style-name="ce2" office:value-type="float" office:value="21.5" calcext:value-type="float">
            <text:p>21.5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8" table:formula="of:=[.B25]/SUM([.B25:.H25])" office:value-type="float" office:value="0.011722409164412" calcext:value-type="float">
            <text:p>0.011722409164412</text:p>
          </table:table-cell>
          <table:table-cell table:style-name="ce8" table:formula="of:=[.C25]/SUM([.B25:.H25])" office:value-type="float" office:value="0.0199839165755214" calcext:value-type="float">
            <text:p>0.019983916575521</text:p>
          </table:table-cell>
          <table:table-cell table:style-name="ce8" table:formula="of:=[.D25]/SUM([.B25:.H25])" office:value-type="float" office:value="0.0210916144653134" calcext:value-type="float">
            <text:p>0.021091614465313</text:p>
          </table:table-cell>
          <table:table-cell table:style-name="ce8" table:formula="of:=[.E25]/SUM([.B25:.H25])" office:value-type="float" office:value="0.0413877797373273" calcext:value-type="float">
            <text:p>0.041387779737327</text:p>
          </table:table-cell>
          <table:table-cell table:style-name="ce8" table:formula="of:=[.F25]/SUM([.B25:.H25])" office:value-type="float" office:value="0.0853014595446053" calcext:value-type="float">
            <text:p>0.085301459544605</text:p>
          </table:table-cell>
          <table:table-cell table:style-name="ce8" table:formula="of:=[.G25]/SUM([.B25:.H25])" office:value-type="float" office:value="0.0704181864805037" calcext:value-type="float">
            <text:p>0.070418186480504</text:p>
          </table:table-cell>
          <table:table-cell table:style-name="ce8" table:formula="of:=[.H25]/SUM([.B25:.H25])" office:value-type="float" office:value="0.750094634032317" calcext:value-type="float">
            <text:p>0.7500946340323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0</text:p>
          </table:table-cell>
          <table:table-cell table:formula="of:=[.B29]/SUM([.B29:.H29])" office:value-type="string" office:string-value="" calcext:value-type="error">
            <text:p>#DIV/0!</text:p>
          </table:table-cell>
          <table:table-cell table:formula="of:=[.C29]/SUM([.B29:.H29])" office:value-type="string" office:string-value="" calcext:value-type="error">
            <text:p>#DIV/0!</text:p>
          </table:table-cell>
          <table:table-cell table:formula="of:=[.D29]/SUM([.B29:.H29])" office:value-type="string" office:string-value="" calcext:value-type="error">
            <text:p>#DIV/0!</text:p>
          </table:table-cell>
          <table:table-cell table:formula="of:=[.E29]/SUM([.B29:.H29])" office:value-type="string" office:string-value="" calcext:value-type="error">
            <text:p>#DIV/0!</text:p>
          </table:table-cell>
          <table:table-cell table:formula="of:=[.F29]/SUM([.B29:.H29])" office:value-type="string" office:string-value="" calcext:value-type="error">
            <text:p>#DIV/0!</text:p>
          </table:table-cell>
          <table:table-cell table:formula="of:=[.G29]/SUM([.B29:.H29])" office:value-type="string" office:string-value="" calcext:value-type="error">
            <text:p>#DIV/0!</text:p>
          </table:table-cell>
          <table:table-cell table:formula="of:=[.H29]/SUM([.B29:.H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1</text:p>
          </table:table-cell>
          <table:table-cell table:formula="of:=[.B30]/SUM([.B30:.H30])" office:value-type="string" office:string-value="" calcext:value-type="error">
            <text:p>#DIV/0!</text:p>
          </table:table-cell>
          <table:table-cell table:formula="of:=[.C30]/SUM([.B30:.H30])" office:value-type="string" office:string-value="" calcext:value-type="error">
            <text:p>#DIV/0!</text:p>
          </table:table-cell>
          <table:table-cell table:formula="of:=[.D30]/SUM([.B30:.H30])" office:value-type="string" office:string-value="" calcext:value-type="error">
            <text:p>#DIV/0!</text:p>
          </table:table-cell>
          <table:table-cell table:formula="of:=[.E30]/SUM([.B30:.H30])" office:value-type="string" office:string-value="" calcext:value-type="error">
            <text:p>#DIV/0!</text:p>
          </table:table-cell>
          <table:table-cell table:formula="of:=[.F30]/SUM([.B30:.H30])" office:value-type="string" office:string-value="" calcext:value-type="error">
            <text:p>#DIV/0!</text:p>
          </table:table-cell>
          <table:table-cell table:formula="of:=[.G30]/SUM([.B30:.H30])" office:value-type="string" office:string-value="" calcext:value-type="error">
            <text:p>#DIV/0!</text:p>
          </table:table-cell>
          <table:table-cell table:formula="of:=[.H30]/SUM([.B30:.H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2</text:p>
          </table:table-cell>
          <table:table-cell table:formula="of:=[.B31]/SUM([.B31:.H31])" office:value-type="string" office:string-value="" calcext:value-type="error">
            <text:p>#DIV/0!</text:p>
          </table:table-cell>
          <table:table-cell table:formula="of:=[.C31]/SUM([.B31:.H31])" office:value-type="string" office:string-value="" calcext:value-type="error">
            <text:p>#DIV/0!</text:p>
          </table:table-cell>
          <table:table-cell table:formula="of:=[.D31]/SUM([.B31:.H31])" office:value-type="string" office:string-value="" calcext:value-type="error">
            <text:p>#DIV/0!</text:p>
          </table:table-cell>
          <table:table-cell table:formula="of:=[.E31]/SUM([.B31:.H31])" office:value-type="string" office:string-value="" calcext:value-type="error">
            <text:p>#DIV/0!</text:p>
          </table:table-cell>
          <table:table-cell table:formula="of:=[.F31]/SUM([.B31:.H31])" office:value-type="string" office:string-value="" calcext:value-type="error">
            <text:p>#DIV/0!</text:p>
          </table:table-cell>
          <table:table-cell table:formula="of:=[.G31]/SUM([.B31:.H31])" office:value-type="string" office:string-value="" calcext:value-type="error">
            <text:p>#DIV/0!</text:p>
          </table:table-cell>
          <table:table-cell table:formula="of:=[.H31]/SUM([.B31: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3</text:p>
          </table:table-cell>
          <table:table-cell table:formula="of:=[.B32]/SUM([.B32:.H32])" office:value-type="string" office:string-value="" calcext:value-type="error">
            <text:p>#DIV/0!</text:p>
          </table:table-cell>
          <table:table-cell table:formula="of:=[.C32]/SUM([.B32:.H32])" office:value-type="string" office:string-value="" calcext:value-type="error">
            <text:p>#DIV/0!</text:p>
          </table:table-cell>
          <table:table-cell table:formula="of:=[.D32]/SUM([.B32:.H32])" office:value-type="string" office:string-value="" calcext:value-type="error">
            <text:p>#DIV/0!</text:p>
          </table:table-cell>
          <table:table-cell table:formula="of:=[.E32]/SUM([.B32:.H32])" office:value-type="string" office:string-value="" calcext:value-type="error">
            <text:p>#DIV/0!</text:p>
          </table:table-cell>
          <table:table-cell table:formula="of:=[.F32]/SUM([.B32:.H32])" office:value-type="string" office:string-value="" calcext:value-type="error">
            <text:p>#DIV/0!</text:p>
          </table:table-cell>
          <table:table-cell table:formula="of:=[.G32]/SUM([.B32:.H32])" office:value-type="string" office:string-value="" calcext:value-type="error">
            <text:p>#DIV/0!</text:p>
          </table:table-cell>
          <table:table-cell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4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5</text:p>
          </table:table-cell>
          <table:table-cell table:formula="of:=[.B34]/SUM([.B34:.H34])" office:value-type="string" office:string-value="" calcext:value-type="error">
            <text:p>#DIV/0!</text:p>
          </table:table-cell>
          <table:table-cell table:formula="of:=[.C34]/SUM([.B34:.H34])" office:value-type="string" office:string-value="" calcext:value-type="error">
            <text:p>#DIV/0!</text:p>
          </table:table-cell>
          <table:table-cell table:formula="of:=[.D34]/SUM([.B34:.H34])" office:value-type="string" office:string-value="" calcext:value-type="error">
            <text:p>#DIV/0!</text:p>
          </table:table-cell>
          <table:table-cell table:formula="of:=[.E34]/SUM([.B34:.H34])" office:value-type="string" office:string-value="" calcext:value-type="error">
            <text:p>#DIV/0!</text:p>
          </table:table-cell>
          <table:table-cell table:formula="of:=[.F34]/SUM([.B34:.H34])" office:value-type="string" office:string-value="" calcext:value-type="error">
            <text:p>#DIV/0!</text:p>
          </table:table-cell>
          <table:table-cell table:formula="of:=[.G34]/SUM([.B34:.H34])" office:value-type="string" office:string-value="" calcext:value-type="error">
            <text:p>#DIV/0!</text:p>
          </table:table-cell>
          <table:table-cell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6</text:p>
          </table:table-cell>
          <table:table-cell table:formula="of:=[.B35]/SUM([.B35:.H35])" office:value-type="string" office:string-value="" calcext:value-type="error">
            <text:p>#DIV/0!</text:p>
          </table:table-cell>
          <table:table-cell table:formula="of:=[.C35]/SUM([.B35:.H35])" office:value-type="string" office:string-value="" calcext:value-type="error">
            <text:p>#DIV/0!</text:p>
          </table:table-cell>
          <table:table-cell table:formula="of:=[.D35]/SUM([.B35:.H35])" office:value-type="string" office:string-value="" calcext:value-type="error">
            <text:p>#DIV/0!</text:p>
          </table:table-cell>
          <table:table-cell table:formula="of:=[.E35]/SUM([.B35:.H35])" office:value-type="string" office:string-value="" calcext:value-type="error">
            <text:p>#DIV/0!</text:p>
          </table:table-cell>
          <table:table-cell table:formula="of:=[.F35]/SUM([.B35:.H35])" office:value-type="string" office:string-value="" calcext:value-type="error">
            <text:p>#DIV/0!</text:p>
          </table:table-cell>
          <table:table-cell table:formula="of:=[.G35]/SUM([.B35:.H35])" office:value-type="string" office:string-value="" calcext:value-type="error">
            <text:p>#DIV/0!</text:p>
          </table:table-cell>
          <table:table-cell table:formula="of:=[.H35]/SUM([.B35:.H35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MEG.L19:MEG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0727272" calcext:value-type="float">
            <text:p>0.10727272</text:p>
          </table:table-cell>
          <table:table-cell office:value-type="float" office:value="0.14499999" calcext:value-type="float">
            <text:p>0.14499999</text:p>
          </table:table-cell>
          <table:table-cell office:value-type="float" office:value="0.1440909" calcext:value-type="float">
            <text:p>0.1440909</text:p>
          </table:table-cell>
          <table:table-cell office:value-type="float" office:value="0.14363636" calcext:value-type="float">
            <text:p>0.14363636</text:p>
          </table:table-cell>
          <table:table-cell office:value-type="float" office:value="0.14227272" calcext:value-type="float">
            <text:p>0.14227272</text:p>
          </table:table-cell>
          <table:table-cell office:value-type="float" office:value="0.14318181" calcext:value-type="float">
            <text:p>0.14318181</text:p>
          </table:table-cell>
          <table:table-cell table:number-columns-repeated="2" office:value-type="float" office:value="0.14363636" calcext:value-type="float">
            <text:p>0.14363636</text:p>
          </table:table-cell>
          <table:table-cell office:value-type="float" office:value="0.14324693" calcext:value-type="float">
            <text:p>0.14324693</text:p>
          </table:table-cell>
          <table:table-cell office:value-type="float" office:value="0.14045454" calcext:value-type="float">
            <text:p>0.14045454</text:p>
          </table:table-cell>
          <table:table-cell/>
          <table:table-cell table:formula="of:=AVERAGE([.B2:.K2])" office:value-type="float" office:value="0.139642869" calcext:value-type="float">
            <text:p>0.139642869</text:p>
          </table:table-cell>
          <table:table-cell table:formula="of:=STDEV([.B2:.K2])" office:value-type="float" office:value="0.0114369890548007" calcext:value-type="float">
            <text:p>0.011436989054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89363638" calcext:value-type="float">
            <text:p>0.89363638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676672" calcext:value-type="float">
            <text:p>0.88676672</text:p>
          </table:table-cell>
          <table:table-cell office:value-type="float" office:value="0.89540701" calcext:value-type="float">
            <text:p>0.89540701</text:p>
          </table:table-cell>
          <table:table-cell office:value-type="float" office:value="0.89404276" calcext:value-type="float">
            <text:p>0.89404276</text:p>
          </table:table-cell>
          <table:table-cell office:value-type="float" office:value="0.89318181" calcext:value-type="float">
            <text:p>0.89318181</text:p>
          </table:table-cell>
          <table:table-cell office:value-type="float" office:value="0.89449749" calcext:value-type="float">
            <text:p>0.89449749</text:p>
          </table:table-cell>
          <table:table-cell office:value-type="float" office:value="0.89449752" calcext:value-type="float">
            <text:p>0.89449752</text:p>
          </table:table-cell>
          <table:table-cell office:value-type="float" office:value="0.89404275" calcext:value-type="float">
            <text:p>0.89404275</text:p>
          </table:table-cell>
          <table:table-cell office:value-type="float" office:value="0.89545456" calcext:value-type="float">
            <text:p>0.89545456</text:p>
          </table:table-cell>
          <table:table-cell/>
          <table:table-cell table:formula="of:=AVERAGE([.B3:.K3])" office:value-type="float" office:value="0.8946527" calcext:value-type="float">
            <text:p>0.8946527</text:p>
          </table:table-cell>
          <table:table-cell table:formula="of:=STDEV([.B3:.K3])" office:value-type="float" office:value="0.00440272543625222" calcext:value-type="float">
            <text:p>0.004402725436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50181816" calcext:value-type="float">
            <text:p>0.50181816</text:p>
          </table:table-cell>
          <table:table-cell office:value-type="float" office:value="0.66120962" calcext:value-type="float">
            <text:p>0.66120962</text:p>
          </table:table-cell>
          <table:table-cell office:value-type="float" office:value="0.67075941" calcext:value-type="float">
            <text:p>0.67075941</text:p>
          </table:table-cell>
          <table:table-cell office:value-type="float" office:value="0.67394268" calcext:value-type="float">
            <text:p>0.67394268</text:p>
          </table:table-cell>
          <table:table-cell office:value-type="float" office:value="0.64136361" calcext:value-type="float">
            <text:p>0.64136361</text:p>
          </table:table-cell>
          <table:table-cell office:value-type="float" office:value="0.64272725" calcext:value-type="float">
            <text:p>0.64272725</text:p>
          </table:table-cell>
          <table:table-cell office:value-type="float" office:value="0.64665755" calcext:value-type="float">
            <text:p>0.64665755</text:p>
          </table:table-cell>
          <table:table-cell office:value-type="float" office:value="0.66848565" calcext:value-type="float">
            <text:p>0.66848565</text:p>
          </table:table-cell>
          <table:table-cell office:value-type="float" office:value="0.65984536" calcext:value-type="float">
            <text:p>0.65984536</text:p>
          </table:table-cell>
          <table:table-cell office:value-type="float" office:value="0.63090907" calcext:value-type="float">
            <text:p>0.63090907</text:p>
          </table:table-cell>
          <table:table-cell/>
          <table:table-cell table:formula="of:=AVERAGE([.B4:.K4])" office:value-type="float" office:value="0.639771836" calcext:value-type="float">
            <text:p>0.639771836</text:p>
          </table:table-cell>
          <table:table-cell table:formula="of:=STDEV([.B4:.K4])" office:value-type="float" office:value="0.0505341809536054" calcext:value-type="float">
            <text:p>0.050534180953606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formula="of:=[.B9]/SUM([.B9:.H9])" office:value-type="string" office:string-value="" calcext:value-type="error">
            <text:p>#DIV/0!</text:p>
          </table:table-cell>
          <table:table-cell table:formula="of:=[.C9]/SUM([.B9:.H9])" office:value-type="string" office:string-value="" calcext:value-type="error">
            <text:p>#DIV/0!</text:p>
          </table:table-cell>
          <table:table-cell table:formula="of:=[.D9]/SUM([.B9:.H9])" office:value-type="string" office:string-value="" calcext:value-type="error">
            <text:p>#DIV/0!</text:p>
          </table:table-cell>
          <table:table-cell table:formula="of:=[.E9]/SUM([.B9:.H9])" office:value-type="string" office:string-value="" calcext:value-type="error">
            <text:p>#DIV/0!</text:p>
          </table:table-cell>
          <table:table-cell table:formula="of:=[.F9]/SUM([.B9:.H9])" office:value-type="string" office:string-value="" calcext:value-type="error">
            <text:p>#DIV/0!</text:p>
          </table:table-cell>
          <table:table-cell table:formula="of:=[.G9]/SUM([.B9:.H9])" office:value-type="string" office:string-value="" calcext:value-type="error">
            <text:p>#DIV/0!</text:p>
          </table:table-cell>
          <table:table-cell table:formula="of:=[.H9]/SUM([.B9:.H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formula="of:=[.B10]/SUM([.B10:.H10])" office:value-type="string" office:string-value="" calcext:value-type="error">
            <text:p>#DIV/0!</text:p>
          </table:table-cell>
          <table:table-cell table:formula="of:=[.C10]/SUM([.B10:.H10])" office:value-type="string" office:string-value="" calcext:value-type="error">
            <text:p>#DIV/0!</text:p>
          </table:table-cell>
          <table:table-cell table:formula="of:=[.D10]/SUM([.B10:.H10])" office:value-type="string" office:string-value="" calcext:value-type="error">
            <text:p>#DIV/0!</text:p>
          </table:table-cell>
          <table:table-cell table:formula="of:=[.E10]/SUM([.B10:.H10])" office:value-type="string" office:string-value="" calcext:value-type="error">
            <text:p>#DIV/0!</text:p>
          </table:table-cell>
          <table:table-cell table:formula="of:=[.F10]/SUM([.B10:.H10])" office:value-type="string" office:string-value="" calcext:value-type="error">
            <text:p>#DIV/0!</text:p>
          </table:table-cell>
          <table:table-cell table:formula="of:=[.G10]/SUM([.B10:.H10])" office:value-type="string" office:string-value="" calcext:value-type="error">
            <text:p>#DIV/0!</text:p>
          </table:table-cell>
          <table:table-cell table:formula="of:=[.H10]/SUM([.B10:.H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formula="of:=[.B11]/SUM([.B11:.H11])" office:value-type="string" office:string-value="" calcext:value-type="error">
            <text:p>#DIV/0!</text:p>
          </table:table-cell>
          <table:table-cell table:formula="of:=[.C11]/SUM([.B11:.H11])" office:value-type="string" office:string-value="" calcext:value-type="error">
            <text:p>#DIV/0!</text:p>
          </table:table-cell>
          <table:table-cell table:formula="of:=[.D11]/SUM([.B11:.H11])" office:value-type="string" office:string-value="" calcext:value-type="error">
            <text:p>#DIV/0!</text:p>
          </table:table-cell>
          <table:table-cell table:formula="of:=[.E11]/SUM([.B11:.H11])" office:value-type="string" office:string-value="" calcext:value-type="error">
            <text:p>#DIV/0!</text:p>
          </table:table-cell>
          <table:table-cell table:formula="of:=[.F11]/SUM([.B11:.H11])" office:value-type="string" office:string-value="" calcext:value-type="error">
            <text:p>#DIV/0!</text:p>
          </table:table-cell>
          <table:table-cell table:formula="of:=[.G11]/SUM([.B11:.H11])" office:value-type="string" office:string-value="" calcext:value-type="error">
            <text:p>#DIV/0!</text:p>
          </table:table-cell>
          <table:table-cell table:formula="of:=[.H11]/SUM([.B11:.H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formula="of:=[.B12]/SUM([.B12:.H12])" office:value-type="string" office:string-value="" calcext:value-type="error">
            <text:p>#DIV/0!</text:p>
          </table:table-cell>
          <table:table-cell table:formula="of:=[.C12]/SUM([.B12:.H12])" office:value-type="string" office:string-value="" calcext:value-type="error">
            <text:p>#DIV/0!</text:p>
          </table:table-cell>
          <table:table-cell table:formula="of:=[.D12]/SUM([.B12:.H12])" office:value-type="string" office:string-value="" calcext:value-type="error">
            <text:p>#DIV/0!</text:p>
          </table:table-cell>
          <table:table-cell table:formula="of:=[.E12]/SUM([.B12:.H12])" office:value-type="string" office:string-value="" calcext:value-type="error">
            <text:p>#DIV/0!</text:p>
          </table:table-cell>
          <table:table-cell table:formula="of:=[.F12]/SUM([.B12:.H12])" office:value-type="string" office:string-value="" calcext:value-type="error">
            <text:p>#DIV/0!</text:p>
          </table:table-cell>
          <table:table-cell table:formula="of:=[.G12]/SUM([.B12:.H12])" office:value-type="string" office:string-value="" calcext:value-type="error">
            <text:p>#DIV/0!</text:p>
          </table:table-cell>
          <table:table-cell table:formula="of:=[.H12]/SUM([.B12: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formula="of:=[.B13]/SUM([.B13:.H13])" office:value-type="string" office:string-value="" calcext:value-type="error">
            <text:p>#DIV/0!</text:p>
          </table:table-cell>
          <table:table-cell table:formula="of:=[.C13]/SUM([.B13:.H13])" office:value-type="string" office:string-value="" calcext:value-type="error">
            <text:p>#DIV/0!</text:p>
          </table:table-cell>
          <table:table-cell table:formula="of:=[.D13]/SUM([.B13:.H13])" office:value-type="string" office:string-value="" calcext:value-type="error">
            <text:p>#DIV/0!</text:p>
          </table:table-cell>
          <table:table-cell table:formula="of:=[.E13]/SUM([.B13:.H13])" office:value-type="string" office:string-value="" calcext:value-type="error">
            <text:p>#DIV/0!</text:p>
          </table:table-cell>
          <table:table-cell table:formula="of:=[.F13]/SUM([.B13:.H13])" office:value-type="string" office:string-value="" calcext:value-type="error">
            <text:p>#DIV/0!</text:p>
          </table:table-cell>
          <table:table-cell table:formula="of:=[.G13]/SUM([.B13:.H13])" office:value-type="string" office:string-value="" calcext:value-type="error">
            <text:p>#DIV/0!</text:p>
          </table:table-cell>
          <table:table-cell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formula="of:=[.B14]/SUM([.B14:.H14])" office:value-type="string" office:string-value="" calcext:value-type="error">
            <text:p>#DIV/0!</text:p>
          </table:table-cell>
          <table:table-cell table:formula="of:=[.C14]/SUM([.B14:.H14])" office:value-type="string" office:string-value="" calcext:value-type="error">
            <text:p>#DIV/0!</text:p>
          </table:table-cell>
          <table:table-cell table:formula="of:=[.D14]/SUM([.B14:.H14])" office:value-type="string" office:string-value="" calcext:value-type="error">
            <text:p>#DIV/0!</text:p>
          </table:table-cell>
          <table:table-cell table:formula="of:=[.E14]/SUM([.B14:.H14])" office:value-type="string" office:string-value="" calcext:value-type="error">
            <text:p>#DIV/0!</text:p>
          </table:table-cell>
          <table:table-cell table:formula="of:=[.F14]/SUM([.B14:.H14])" office:value-type="string" office:string-value="" calcext:value-type="error">
            <text:p>#DIV/0!</text:p>
          </table:table-cell>
          <table:table-cell table:formula="of:=[.G14]/SUM([.B14:.H14])" office:value-type="string" office:string-value="" calcext:value-type="error">
            <text:p>#DIV/0!</text:p>
          </table:table-cell>
          <table:table-cell table:formula="of:=[.H14]/SUM([.B14: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formula="of:=[.B15]/SUM([.B15:.H15])" office:value-type="string" office:string-value="" calcext:value-type="error">
            <text:p>#DIV/0!</text:p>
          </table:table-cell>
          <table:table-cell table:formula="of:=[.C15]/SUM([.B15:.H15])" office:value-type="string" office:string-value="" calcext:value-type="error">
            <text:p>#DIV/0!</text:p>
          </table:table-cell>
          <table:table-cell table:formula="of:=[.D15]/SUM([.B15:.H15])" office:value-type="string" office:string-value="" calcext:value-type="error">
            <text:p>#DIV/0!</text:p>
          </table:table-cell>
          <table:table-cell table:formula="of:=[.E15]/SUM([.B15:.H15])" office:value-type="string" office:string-value="" calcext:value-type="error">
            <text:p>#DIV/0!</text:p>
          </table:table-cell>
          <table:table-cell table:formula="of:=[.F15]/SUM([.B15:.H15])" office:value-type="string" office:string-value="" calcext:value-type="error">
            <text:p>#DIV/0!</text:p>
          </table:table-cell>
          <table:table-cell table:formula="of:=[.G15]/SUM([.B15:.H15])" office:value-type="string" office:string-value="" calcext:value-type="error">
            <text:p>#DIV/0!</text:p>
          </table:table-cell>
          <table:table-cell table:formula="of:=[.H15]/SUM([.B15:.H15])" office:value-type="string" office:string-value="" calcext:value-type="error">
            <text:p>#DIV/0!</text:p>
          </table:table-cell>
        </table:table-row>
        <table:table-row table:style-name="ro1">
          <table:table-cell table:style-name="ce2"/>
          <table:table-cell table:number-columns-repeated="17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2" office:value-type="float" office:value="19.1118" calcext:value-type="float">
            <text:p>19.1118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6409" calcext:value-type="float">
            <text:p>0.6409</text:p>
          </table:table-cell>
          <table:table-cell table:style-name="ce2" office:value-type="float" office:value="0.37773" calcext:value-type="float">
            <text:p>0.37773</text:p>
          </table:table-cell>
          <table:table-cell table:style-name="ce2" office:value-type="float" office:value="0.2227" calcext:value-type="float">
            <text:p>0.2227</text:p>
          </table:table-cell>
          <table:table-cell table:style-name="ce2" office:value-type="float" office:value="0.26363" calcext:value-type="float">
            <text:p>0.26363</text:p>
          </table:table-cell>
          <table:table-cell table:style-name="ce2" office:value-type="float" office:value="0.35446" calcext:value-type="float">
            <text:p>0.3544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9" table:formula="of:=[.B19]/SUM([.B19:.H19])" office:value-type="float" office:value="0.898481610363674" calcext:value-type="float">
            <text:p>0.898481610363674</text:p>
          </table:table-cell>
          <table:table-cell table:style-name="ce9" table:formula="of:=[.C19]/SUM([.B19:.H19])" office:value-type="float" office:value="0.0141035634063302" calcext:value-type="float">
            <text:p>0.01410356340633</text:p>
          </table:table-cell>
          <table:table-cell table:style-name="ce9" table:formula="of:=[.D19]/SUM([.B19:.H19])" office:value-type="float" office:value="0.0301299126237235" calcext:value-type="float">
            <text:p>0.030129912623724</text:p>
          </table:table-cell>
          <table:table-cell table:style-name="ce9" table:formula="of:=[.E19]/SUM([.B19:.H19])" office:value-type="float" office:value="0.0177577966849104" calcext:value-type="float">
            <text:p>0.01775779668491</text:p>
          </table:table-cell>
          <table:table-cell table:style-name="ce9" table:formula="of:=[.F19]/SUM([.B19:.H19])" office:value-type="float" office:value="0.0104695452352992" calcext:value-type="float">
            <text:p>0.010469545235299</text:p>
          </table:table-cell>
          <table:table-cell table:style-name="ce9" table:formula="of:=[.G19]/SUM([.B19:.H19])" office:value-type="float" office:value="0.0123937414027028" calcext:value-type="float">
            <text:p>0.012393741402703</text:p>
          </table:table-cell>
          <table:table-cell table:style-name="ce9" table:formula="of:=[.H19]/SUM([.B19:.H19])" office:value-type="float" office:value="0.0166638302833594" calcext:value-type="float">
            <text:p>0.01666383028335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2" office:value-type="float" office:value="0.0409" calcext:value-type="float">
            <text:p>0.0409</text:p>
          </table:table-cell>
          <table:table-cell table:style-name="ce2" office:value-type="float" office:value="13.8183" calcext:value-type="float">
            <text:p>13.8183</text:p>
          </table:table-cell>
          <table:table-cell table:style-name="ce2" office:value-type="float" office:value="0.00909" calcext:value-type="float">
            <text:p>0.00909</text:p>
          </table:table-cell>
          <table:table-cell table:style-name="ce2" office:value-type="float" office:value="0.03182" calcext:value-type="float">
            <text:p>0.03182</text:p>
          </table:table-cell>
          <table:table-cell table:style-name="ce2" office:value-type="float" office:value="0.0409" calcext:value-type="float">
            <text:p>0.0409</text:p>
          </table:table-cell>
          <table:table-cell table:style-name="ce2" office:value-type="float" office:value="0.2408" calcext:value-type="float">
            <text:p>0.2408</text:p>
          </table:table-cell>
          <table:table-cell table:style-name="ce2" office:value-type="float" office:value="0.12731" calcext:value-type="float">
            <text:p>0.12731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9" table:formula="of:=[.B20]/SUM([.B20:.H20])" office:value-type="float" office:value="0.00285831693353609" calcext:value-type="float">
            <text:p>0.002858316933536</text:p>
          </table:table-cell>
          <table:table-cell table:style-name="ce9" table:formula="of:=[.C20]/SUM([.B20:.H20])" office:value-type="float" office:value="0.965698799087575" calcext:value-type="float">
            <text:p>0.965698799087575</text:p>
          </table:table-cell>
          <table:table-cell table:style-name="ce9" table:formula="of:=[.D20]/SUM([.B20:.H20])" office:value-type="float" office:value="0.000635259191340907" calcext:value-type="float">
            <text:p>0.000635259191341</text:p>
          </table:table-cell>
          <table:table-cell table:style-name="ce9" table:formula="of:=[.E20]/SUM([.B20:.H20])" office:value-type="float" office:value="0.00222375659719116" calcext:value-type="float">
            <text:p>0.002223756597191</text:p>
          </table:table-cell>
          <table:table-cell table:style-name="ce9" table:formula="of:=[.F20]/SUM([.B20:.H20])" office:value-type="float" office:value="0.00285831693353609" calcext:value-type="float">
            <text:p>0.002858316933536</text:p>
          </table:table-cell>
          <table:table-cell table:style-name="ce9" table:formula="of:=[.G20]/SUM([.B20:.H20])" office:value-type="float" office:value="0.0168284283030683" calcext:value-type="float">
            <text:p>0.016828428303068</text:p>
          </table:table-cell>
          <table:table-cell table:style-name="ce9" table:formula="of:=[.H20]/SUM([.B20:.H20])" office:value-type="float" office:value="0.00889712295375257" calcext:value-type="float">
            <text:p>0.008897122953753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.86325" calcext:value-type="float">
            <text:p>9.86325</text:p>
          </table:table-cell>
          <table:table-cell table:style-name="ce2" office:value-type="float" office:value="0.109" calcext:value-type="float">
            <text:p>0.109</text:p>
          </table:table-cell>
          <table:table-cell table:style-name="ce2" office:value-type="float" office:value="0.59545" calcext:value-type="float">
            <text:p>0.59545</text:p>
          </table:table-cell>
          <table:table-cell table:style-name="ce2" office:value-type="float" office:value="0.0091" calcext:value-type="float">
            <text:p>0.0091</text:p>
          </table:table-cell>
          <table:table-cell table:style-name="ce2" office:value-type="float" office:value="0.0818" calcext:value-type="float">
            <text:p>0.081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9" table:formula="of:=[.B21]/SUM([.B21:.H21])" office:value-type="float" office:value="0" calcext:value-type="float">
            <text:p>0</text:p>
          </table:table-cell>
          <table:table-cell table:style-name="ce9" table:formula="of:=[.C21]/SUM([.B21:.H21])" office:value-type="float" office:value="0" calcext:value-type="float">
            <text:p>0</text:p>
          </table:table-cell>
          <table:table-cell table:style-name="ce9" table:formula="of:=[.D21]/SUM([.B21:.H21])" office:value-type="float" office:value="0.925379505751224" calcext:value-type="float">
            <text:p>0.925379505751224</text:p>
          </table:table-cell>
          <table:table-cell table:style-name="ce9" table:formula="of:=[.E21]/SUM([.B21:.H21])" office:value-type="float" office:value="0.0102264837783574" calcext:value-type="float">
            <text:p>0.010226483778357</text:p>
          </table:table-cell>
          <table:table-cell table:style-name="ce9" table:formula="of:=[.F21]/SUM([.B21:.H21])" office:value-type="float" office:value="0.0558656859249808" calcext:value-type="float">
            <text:p>0.055865685924981</text:p>
          </table:table-cell>
          <table:table-cell table:style-name="ce9" table:formula="of:=[.G21]/SUM([.B21:.H21])" office:value-type="float" office:value="0.000853770664064699" calcext:value-type="float">
            <text:p>0.000853770664065</text:p>
          </table:table-cell>
          <table:table-cell table:style-name="ce9" table:formula="of:=[.H21]/SUM([.B21:.H21])" office:value-type="float" office:value="0.00767455388137279" calcext:value-type="float">
            <text:p>0.00767455388137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909" calcext:value-type="float">
            <text:p>0.0909</text:p>
          </table:table-cell>
          <table:table-cell table:style-name="ce2" office:value-type="float" office:value="9.672" calcext:value-type="float">
            <text:p>9.672</text:p>
          </table:table-cell>
          <table:table-cell table:style-name="ce2" office:value-type="float" office:value="0.58197" calcext:value-type="float">
            <text:p>0.5819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273" calcext:value-type="float">
            <text:p>0.1727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9" table:formula="of:=[.B22]/SUM([.B22:.H22])" office:value-type="float" office:value="0" calcext:value-type="float">
            <text:p>0</text:p>
          </table:table-cell>
          <table:table-cell table:style-name="ce9" table:formula="of:=[.C22]/SUM([.B22:.H22])" office:value-type="float" office:value="0" calcext:value-type="float">
            <text:p>0</text:p>
          </table:table-cell>
          <table:table-cell table:style-name="ce9" table:formula="of:=[.D22]/SUM([.B22:.H22])" office:value-type="float" office:value="0.00848137642755841" calcext:value-type="float">
            <text:p>0.008481376427558</text:p>
          </table:table-cell>
          <table:table-cell table:style-name="ce9" table:formula="of:=[.E22]/SUM([.B22:.H22])" office:value-type="float" office:value="0.902440844965291" calcext:value-type="float">
            <text:p>0.902440844965291</text:p>
          </table:table-cell>
          <table:table-cell table:style-name="ce9" table:formula="of:=[.F22]/SUM([.B22:.H22])" office:value-type="float" office:value="0.0543004030753154" calcext:value-type="float">
            <text:p>0.054300403075315</text:p>
          </table:table-cell>
          <table:table-cell table:style-name="ce9" table:formula="of:=[.G22]/SUM([.B22:.H22])" office:value-type="float" office:value="0.0186608942300515" calcext:value-type="float">
            <text:p>0.018660894230052</text:p>
          </table:table-cell>
          <table:table-cell table:style-name="ce9" table:formula="of:=[.H22]/SUM([.B22:.H22])" office:value-type="float" office:value="0.016116481301784" calcext:value-type="float">
            <text:p>0.01611648130178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9" table:formula="of:=[.B23]/SUM([.B23:.H23])" office:value-type="string" office:string-value="" calcext:value-type="error">
            <text:p>#DIV/0!</text:p>
          </table:table-cell>
          <table:table-cell table:style-name="ce9" table:formula="of:=[.C23]/SUM([.B23:.H23])" office:value-type="string" office:string-value="" calcext:value-type="error">
            <text:p>#DIV/0!</text:p>
          </table:table-cell>
          <table:table-cell table:style-name="ce9" table:formula="of:=[.D23]/SUM([.B23:.H23])" office:value-type="string" office:string-value="" calcext:value-type="error">
            <text:p>#DIV/0!</text:p>
          </table:table-cell>
          <table:table-cell table:style-name="ce9" table:formula="of:=[.E23]/SUM([.B23:.H23])" office:value-type="string" office:string-value="" calcext:value-type="error">
            <text:p>#DIV/0!</text:p>
          </table:table-cell>
          <table:table-cell table:style-name="ce9" table:formula="of:=[.F23]/SUM([.B23:.H23])" office:value-type="string" office:string-value="" calcext:value-type="error">
            <text:p>#DIV/0!</text:p>
          </table:table-cell>
          <table:table-cell table:style-name="ce9" table:formula="of:=[.G23]/SUM([.B23:.H23])" office:value-type="string" office:string-value="" calcext:value-type="error">
            <text:p>#DIV/0!</text:p>
          </table:table-cell>
          <table:table-cell table:style-name="ce9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542" calcext:value-type="float">
            <text:p>0.045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542" calcext:value-type="float">
            <text:p>0.195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03196" calcext:value-type="float">
            <text:p>14.03196</text:p>
          </table:table-cell>
          <table:table-cell table:style-name="ce2" office:value-type="float" office:value="0.049967" calcext:value-type="float">
            <text:p>0.04996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9" table:formula="of:=[.B24]/SUM([.B24:.H24])" office:value-type="float" office:value="0" calcext:value-type="float">
            <text:p>0</text:p>
          </table:table-cell>
          <table:table-cell table:style-name="ce9" table:formula="of:=[.C24]/SUM([.B24:.H24])" office:value-type="float" office:value="0.00317117495523037" calcext:value-type="float">
            <text:p>0.00317117495523</text:p>
          </table:table-cell>
          <table:table-cell table:style-name="ce9" table:formula="of:=[.D24]/SUM([.B24:.H24])" office:value-type="float" office:value="0" calcext:value-type="float">
            <text:p>0</text:p>
          </table:table-cell>
          <table:table-cell table:style-name="ce9" table:formula="of:=[.E24]/SUM([.B24:.H24])" office:value-type="float" office:value="0.0136440116633888" calcext:value-type="float">
            <text:p>0.013644011663389</text:p>
          </table:table-cell>
          <table:table-cell table:style-name="ce9" table:formula="of:=[.F24]/SUM([.B24:.H24])" office:value-type="float" office:value="0" calcext:value-type="float">
            <text:p>0</text:p>
          </table:table-cell>
          <table:table-cell table:style-name="ce9" table:formula="of:=[.G24]/SUM([.B24:.H24])" office:value-type="float" office:value="0.97969617183607" calcext:value-type="float">
            <text:p>0.97969617183607</text:p>
          </table:table-cell>
          <table:table-cell table:style-name="ce9" table:formula="of:=[.H24]/SUM([.B24:.H24])" office:value-type="float" office:value="0.00348864154531034" calcext:value-type="float">
            <text:p>0.0034886415453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" office:value-type="float" office:value="0.2137" calcext:value-type="float">
            <text:p>0.213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31818" calcext:value-type="float">
            <text:p>0.318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.777" calcext:value-type="float">
            <text:p>1.777</text:p>
          </table:table-cell>
          <table:table-cell table:style-name="ce2" office:value-type="float" office:value="2.74083" calcext:value-type="float">
            <text:p>2.74083</text:p>
          </table:table-cell>
          <table:table-cell table:style-name="ce2" office:value-type="float" office:value="22.936543" calcext:value-type="float">
            <text:p>22.93654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9" table:formula="of:=[.B25]/SUM([.B25:.H25])" office:value-type="float" office:value="0.00744956129334842" calcext:value-type="float">
            <text:p>0.007449561293348</text:p>
          </table:table-cell>
          <table:table-cell table:style-name="ce9" table:formula="of:=[.C25]/SUM([.B25:.H25])" office:value-type="float" office:value="0.0104579709312332" calcext:value-type="float">
            <text:p>0.010457970931233</text:p>
          </table:table-cell>
          <table:table-cell table:style-name="ce9" table:formula="of:=[.D25]/SUM([.B25:.H25])" office:value-type="float" office:value="0.0110917239696659" calcext:value-type="float">
            <text:p>0.011091723969666</text:p>
          </table:table-cell>
          <table:table-cell table:style-name="ce9" table:formula="of:=[.E25]/SUM([.B25:.H25])" office:value-type="float" office:value="0.0139439612416442" calcext:value-type="float">
            <text:p>0.013943961241644</text:p>
          </table:table-cell>
          <table:table-cell table:style-name="ce9" table:formula="of:=[.F25]/SUM([.B25:.H25])" office:value-type="float" office:value="0.0619460478160044" calcext:value-type="float">
            <text:p>0.061946047816004</text:p>
          </table:table-cell>
          <table:table-cell table:style-name="ce9" table:formula="of:=[.G25]/SUM([.B25:.H25])" office:value-type="float" office:value="0.0955450682248392" calcext:value-type="float">
            <text:p>0.095545068224839</text:p>
          </table:table-cell>
          <table:table-cell table:style-name="ce9" table:formula="of:=[.H25]/SUM([.B25:.H25])" office:value-type="float" office:value="0.799565666523265" calcext:value-type="float">
            <text:p>0.79956566652326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0</text:p>
          </table:table-cell>
          <table:table-cell table:formula="of:=[.B29]/SUM([.B29:.H29])" office:value-type="string" office:string-value="" calcext:value-type="error">
            <text:p>#DIV/0!</text:p>
          </table:table-cell>
          <table:table-cell table:formula="of:=[.C29]/SUM([.B29:.H29])" office:value-type="string" office:string-value="" calcext:value-type="error">
            <text:p>#DIV/0!</text:p>
          </table:table-cell>
          <table:table-cell table:formula="of:=[.D29]/SUM([.B29:.H29])" office:value-type="string" office:string-value="" calcext:value-type="error">
            <text:p>#DIV/0!</text:p>
          </table:table-cell>
          <table:table-cell table:formula="of:=[.E29]/SUM([.B29:.H29])" office:value-type="string" office:string-value="" calcext:value-type="error">
            <text:p>#DIV/0!</text:p>
          </table:table-cell>
          <table:table-cell table:formula="of:=[.F29]/SUM([.B29:.H29])" office:value-type="string" office:string-value="" calcext:value-type="error">
            <text:p>#DIV/0!</text:p>
          </table:table-cell>
          <table:table-cell table:formula="of:=[.G29]/SUM([.B29:.H29])" office:value-type="string" office:string-value="" calcext:value-type="error">
            <text:p>#DIV/0!</text:p>
          </table:table-cell>
          <table:table-cell table:formula="of:=[.H29]/SUM([.B29:.H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1</text:p>
          </table:table-cell>
          <table:table-cell table:formula="of:=[.B30]/SUM([.B30:.H30])" office:value-type="string" office:string-value="" calcext:value-type="error">
            <text:p>#DIV/0!</text:p>
          </table:table-cell>
          <table:table-cell table:formula="of:=[.C30]/SUM([.B30:.H30])" office:value-type="string" office:string-value="" calcext:value-type="error">
            <text:p>#DIV/0!</text:p>
          </table:table-cell>
          <table:table-cell table:formula="of:=[.D30]/SUM([.B30:.H30])" office:value-type="string" office:string-value="" calcext:value-type="error">
            <text:p>#DIV/0!</text:p>
          </table:table-cell>
          <table:table-cell table:formula="of:=[.E30]/SUM([.B30:.H30])" office:value-type="string" office:string-value="" calcext:value-type="error">
            <text:p>#DIV/0!</text:p>
          </table:table-cell>
          <table:table-cell table:formula="of:=[.F30]/SUM([.B30:.H30])" office:value-type="string" office:string-value="" calcext:value-type="error">
            <text:p>#DIV/0!</text:p>
          </table:table-cell>
          <table:table-cell table:formula="of:=[.G30]/SUM([.B30:.H30])" office:value-type="string" office:string-value="" calcext:value-type="error">
            <text:p>#DIV/0!</text:p>
          </table:table-cell>
          <table:table-cell table:formula="of:=[.H30]/SUM([.B30:.H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2</text:p>
          </table:table-cell>
          <table:table-cell table:formula="of:=[.B31]/SUM([.B31:.H31])" office:value-type="string" office:string-value="" calcext:value-type="error">
            <text:p>#DIV/0!</text:p>
          </table:table-cell>
          <table:table-cell table:formula="of:=[.C31]/SUM([.B31:.H31])" office:value-type="string" office:string-value="" calcext:value-type="error">
            <text:p>#DIV/0!</text:p>
          </table:table-cell>
          <table:table-cell table:formula="of:=[.D31]/SUM([.B31:.H31])" office:value-type="string" office:string-value="" calcext:value-type="error">
            <text:p>#DIV/0!</text:p>
          </table:table-cell>
          <table:table-cell table:formula="of:=[.E31]/SUM([.B31:.H31])" office:value-type="string" office:string-value="" calcext:value-type="error">
            <text:p>#DIV/0!</text:p>
          </table:table-cell>
          <table:table-cell table:formula="of:=[.F31]/SUM([.B31:.H31])" office:value-type="string" office:string-value="" calcext:value-type="error">
            <text:p>#DIV/0!</text:p>
          </table:table-cell>
          <table:table-cell table:formula="of:=[.G31]/SUM([.B31:.H31])" office:value-type="string" office:string-value="" calcext:value-type="error">
            <text:p>#DIV/0!</text:p>
          </table:table-cell>
          <table:table-cell table:formula="of:=[.H31]/SUM([.B31: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3</text:p>
          </table:table-cell>
          <table:table-cell table:formula="of:=[.B32]/SUM([.B32:.H32])" office:value-type="string" office:string-value="" calcext:value-type="error">
            <text:p>#DIV/0!</text:p>
          </table:table-cell>
          <table:table-cell table:formula="of:=[.C32]/SUM([.B32:.H32])" office:value-type="string" office:string-value="" calcext:value-type="error">
            <text:p>#DIV/0!</text:p>
          </table:table-cell>
          <table:table-cell table:formula="of:=[.D32]/SUM([.B32:.H32])" office:value-type="string" office:string-value="" calcext:value-type="error">
            <text:p>#DIV/0!</text:p>
          </table:table-cell>
          <table:table-cell table:formula="of:=[.E32]/SUM([.B32:.H32])" office:value-type="string" office:string-value="" calcext:value-type="error">
            <text:p>#DIV/0!</text:p>
          </table:table-cell>
          <table:table-cell table:formula="of:=[.F32]/SUM([.B32:.H32])" office:value-type="string" office:string-value="" calcext:value-type="error">
            <text:p>#DIV/0!</text:p>
          </table:table-cell>
          <table:table-cell table:formula="of:=[.G32]/SUM([.B32:.H32])" office:value-type="string" office:string-value="" calcext:value-type="error">
            <text:p>#DIV/0!</text:p>
          </table:table-cell>
          <table:table-cell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4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5</text:p>
          </table:table-cell>
          <table:table-cell table:formula="of:=[.B34]/SUM([.B34:.H34])" office:value-type="string" office:string-value="" calcext:value-type="error">
            <text:p>#DIV/0!</text:p>
          </table:table-cell>
          <table:table-cell table:formula="of:=[.C34]/SUM([.B34:.H34])" office:value-type="string" office:string-value="" calcext:value-type="error">
            <text:p>#DIV/0!</text:p>
          </table:table-cell>
          <table:table-cell table:formula="of:=[.D34]/SUM([.B34:.H34])" office:value-type="string" office:string-value="" calcext:value-type="error">
            <text:p>#DIV/0!</text:p>
          </table:table-cell>
          <table:table-cell table:formula="of:=[.E34]/SUM([.B34:.H34])" office:value-type="string" office:string-value="" calcext:value-type="error">
            <text:p>#DIV/0!</text:p>
          </table:table-cell>
          <table:table-cell table:formula="of:=[.F34]/SUM([.B34:.H34])" office:value-type="string" office:string-value="" calcext:value-type="error">
            <text:p>#DIV/0!</text:p>
          </table:table-cell>
          <table:table-cell table:formula="of:=[.G34]/SUM([.B34:.H34])" office:value-type="string" office:string-value="" calcext:value-type="error">
            <text:p>#DIV/0!</text:p>
          </table:table-cell>
          <table:table-cell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" table:number-columns-repeated="7"/>
          <table:table-cell table:number-columns-repeated="2"/>
          <table:table-cell office:value-type="string" calcext:value-type="string">
            <text:p>Label 6</text:p>
          </table:table-cell>
          <table:table-cell table:formula="of:=[.B35]/SUM([.B35:.H35])" office:value-type="string" office:string-value="" calcext:value-type="error">
            <text:p>#DIV/0!</text:p>
          </table:table-cell>
          <table:table-cell table:formula="of:=[.C35]/SUM([.B35:.H35])" office:value-type="string" office:string-value="" calcext:value-type="error">
            <text:p>#DIV/0!</text:p>
          </table:table-cell>
          <table:table-cell table:formula="of:=[.D35]/SUM([.B35:.H35])" office:value-type="string" office:string-value="" calcext:value-type="error">
            <text:p>#DIV/0!</text:p>
          </table:table-cell>
          <table:table-cell table:formula="of:=[.E35]/SUM([.B35:.H35])" office:value-type="string" office:string-value="" calcext:value-type="error">
            <text:p>#DIV/0!</text:p>
          </table:table-cell>
          <table:table-cell table:formula="of:=[.F35]/SUM([.B35:.H35])" office:value-type="string" office:string-value="" calcext:value-type="error">
            <text:p>#DIV/0!</text:p>
          </table:table-cell>
          <table:table-cell table:formula="of:=[.G35]/SUM([.B35:.H35])" office:value-type="string" office:string-value="" calcext:value-type="error">
            <text:p>#DIV/0!</text:p>
          </table:table-cell>
          <table:table-cell table:formula="of:=[.H35]/SUM([.B35:.H35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Fusion.L19:Fusion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Transform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0:20:51.563318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08-15T11:31:20.637666198</dc:date>
    <meta:editing-duration>PT5H42M8S</meta:editing-duration>
    <meta:editing-cycles>35</meta:editing-cycles>
    <meta:generator>LibreOffice/5.3.1.2$Linux_X86_64 LibreOffice_project/30m0$Build-2</meta:generator>
    <meta:document-statistic meta:table-count="8" meta:cell-count="1207" meta:object-count="0"/>
  </office:meta>
</office:document-meta>
</file>